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84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634.99pt"/>
    </style:style>
    <style:style style:name="co4" style:family="table-column">
      <style:table-column-properties fo:break-before="auto" style:column-width="197.5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results" table:style-name="ta1">
        <table:shapes>
          <draw:frame draw:z-index="0" draw:style-name="gr1" draw:text-style-name="P1" svg:width="624.59pt" svg:height="351.3pt" svg:x="348.12pt" svg:y="14.37pt">
            <draw:object draw:notify-on-update-of-ranges="'test-results'.A1:'test-results'.A3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3.8615567E-015" calcext:value-type="float">
            <text:p>3.8615567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Tauberbischofsheim Industriepark A81 - 1.png</text:p>
          </table:table-cell>
          <table:table-cell table:number-columns-repeated="2"/>
        </table:table-row>
        <table:table-row table:style-name="ro1">
          <table:table-cell office:value-type="float" office:value="0.00026383254" calcext:value-type="float">
            <text:p>0.00026383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Exposició - 3.png</text:p>
          </table:table-cell>
          <table:table-cell table:number-columns-repeated="2"/>
        </table:table-row>
        <table:table-row table:style-name="ro1">
          <table:table-cell office:value-type="float" office:value="0.00000000000001958907" calcext:value-type="float">
            <text:p>1.958907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Krensheim - 1.png</text:p>
          </table:table-cell>
          <table:table-cell table:number-columns-repeated="2"/>
        </table:table-row>
        <table:table-row table:style-name="ro1">
          <table:table-cell office:value-type="float" office:value="2.0332912E-015" calcext:value-type="float">
            <text:p>2.0332912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2-20 Bildstock Tauberbischofsheim Richtung Großrinderfeld Edelberg - 1.png</text:p>
          </table:table-cell>
          <table:table-cell table:number-columns-repeated="2"/>
        </table:table-row>
        <table:table-row table:style-name="ro1">
          <table:table-cell office:value-type="float" office:value="0.0000000005557687" calcext:value-type="float">
            <text:p>5.557687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7 Bus terminals at HGH.png</text:p>
          </table:table-cell>
          <table:table-cell table:number-columns-repeated="2"/>
        </table:table-row>
        <table:table-row table:style-name="ro1">
          <table:table-cell office:value-type="float" office:value="0.00000000000061485046" calcext:value-type="float">
            <text:p>6.1485046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1 Wörtplatz Tauberbischofsheim - 3.png</text:p>
          </table:table-cell>
          <table:table-cell table:number-columns-repeated="2"/>
        </table:table-row>
        <table:table-row table:style-name="ro1">
          <table:table-cell office:value-type="float" office:value="0.000004672782" calcext:value-type="float">
            <text:p>4.672782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26 - Cabai rawit 2.png</text:p>
          </table:table-cell>
          <table:table-cell table:number-columns-repeated="2"/>
        </table:table-row>
        <table:table-row table:style-name="ro1">
          <table:table-cell office:value-type="float" office:value="0.014555135" calcext:value-type="float">
            <text:p>0.014555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60eme anniversaire des relations franco-japonaise.png</text:p>
          </table:table-cell>
          <table:table-cell table:number-columns-repeated="2"/>
        </table:table-row>
        <table:table-row table:style-name="ro1">
          <table:table-cell office:value-type="float" office:value="0.9796504" calcext:value-type="float">
            <text:p>0.9796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2.png</text:p>
          </table:table-cell>
          <table:table-cell table:number-columns-repeated="2"/>
        </table:table-row>
        <table:table-row table:style-name="ro1">
          <table:table-cell office:value-type="float" office:value="9.262971E-022" calcext:value-type="float">
            <text:p>9.262971E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Blick auf Großrinderfeld im Winter - 3.png</text:p>
          </table:table-cell>
          <table:table-cell table:number-columns-repeated="2"/>
        </table:table-row>
        <table:table-row table:style-name="ro1">
          <table:table-cell office:value-type="float" office:value="0.0016755458" calcext:value-type="float">
            <text:p>0.0016755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6 Exit C of Fengqi Road.png</text:p>
          </table:table-cell>
          <table:table-cell table:number-columns-repeated="2"/>
        </table:table-row>
        <table:table-row table:style-name="ro1">
          <table:table-cell office:value-type="float" office:value="0.000000000014100029" calcext:value-type="float">
            <text:p>1.4100029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09-24 16.28.00-dalekirke.png</text:p>
          </table:table-cell>
          <table:table-cell table:number-columns-repeated="2"/>
        </table:table-row>
        <table:table-row table:style-name="ro1">
          <table:table-cell office:value-type="float" office:value="0.00000000000013999204" calcext:value-type="float">
            <text:p>1.3999204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Baignage interdite".png</text:p>
          </table:table-cell>
          <table:table-cell table:number-columns-repeated="2"/>
        </table:table-row>
        <table:table-row table:style-name="ro1">
          <table:table-cell office:value-type="float" office:value="0.0000000000002752615" calcext:value-type="float">
            <text:p>2.752615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3 29 lime ll skw.png</text:p>
          </table:table-cell>
          <table:table-cell table:number-columns-repeated="2"/>
        </table:table-row>
        <table:table-row table:style-name="ro1">
          <table:table-cell office:value-type="float" office:value="2.984134E-026" calcext:value-type="float">
            <text:p>2.984134E-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209 Bangkinang City 5.png</text:p>
          </table:table-cell>
          <table:table-cell table:number-columns-repeated="2"/>
        </table:table-row>
        <table:table-row table:style-name="ro1">
          <table:table-cell office:value-type="float" office:value="0.0000000006079061" calcext:value-type="float">
            <text:p>6.079061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Hochhausen TBB - 11.png</text:p>
          </table:table-cell>
          <table:table-cell table:number-columns-repeated="2"/>
        </table:table-row>
        <table:table-row table:style-name="ro1">
          <table:table-cell office:value-type="float" office:value="9.765859E-015" calcext:value-type="float">
            <text:p>9.765859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Kreuzweg Krensheim - 3.png</text:p>
          </table:table-cell>
          <table:table-cell table:number-columns-repeated="2"/>
        </table:table-row>
        <table:table-row table:style-name="ro1">
          <table:table-cell office:value-type="float" office:value="0.00000000014730113" calcext:value-type="float">
            <text:p>1.473011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 High Street Jedburgh listed building.png</text:p>
          </table:table-cell>
          <table:table-cell table:number-columns-repeated="2"/>
        </table:table-row>
        <table:table-row table:style-name="ro1">
          <table:table-cell office:value-type="float" office:value="0.000000000015987427" calcext:value-type="float">
            <text:p>1.5987427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Kymco KTX7A-BS.png</text:p>
          </table:table-cell>
          <table:table-cell table:number-columns-repeated="2"/>
        </table:table-row>
        <table:table-row table:style-name="ro1">
          <table:table-cell office:value-type="float" office:value="0.96580994" calcext:value-type="float">
            <text:p>0.96580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agst Torres Atrio de Bogotá - 1.png</text:p>
          </table:table-cell>
          <table:table-cell table:number-columns-repeated="2"/>
        </table:table-row>
        <table:table-row table:style-name="ro1">
          <table:table-cell office:value-type="float" office:value="2.771036E-017" calcext:value-type="float">
            <text:p>2.771036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(des)vestim(la) 7.png</text:p>
          </table:table-cell>
          <table:table-cell table:number-columns-repeated="2"/>
        </table:table-row>
        <table:table-row table:style-name="ro1">
          <table:table-cell office:value-type="float" office:value="0.0006413225" calcext:value-type="float">
            <text:p>0.0006413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86 Life of Christ Phillip Medhurst Collection 4372 Head of John the Baptist Mark 6.28 Guido Reni.png</text:p>
          </table:table-cell>
          <table:table-cell table:number-columns-repeated="2"/>
        </table:table-row>
        <table:table-row table:style-name="ro1">
          <table:table-cell office:value-type="float" office:value="7.60966E-016" calcext:value-type="float">
            <text:p>7.60966E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1-25 Blick auf Brunntal bei Werbach - 3.png</text:p>
          </table:table-cell>
          <table:table-cell table:number-columns-repeated="2"/>
        </table:table-row>
        <table:table-row table:style-name="ro1">
          <table:table-cell office:value-type="float" office:value="1.3487924E-015" calcext:value-type="float">
            <text:p>1.3487924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Nothelfer Alsergrund Ausstattung - 1.png</text:p>
          </table:table-cell>
          <table:table-cell table:number-columns-repeated="2"/>
        </table:table-row>
        <table:table-row table:style-name="ro1">
          <table:table-cell office:value-type="float" office:value="0.0000000033380487" calcext:value-type="float">
            <text:p>3.3380487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Winter zwischen Großrinderfeld</text:p>
          </table:table-cell>
          <table:table-cell office:value-type="string" calcext:value-type="string">
            <text:p><text:s/>Tauberbischofsheim und Werbach - 5.png</text:p>
          </table:table-cell>
          <table:table-cell/>
        </table:table-row>
        <table:table-row table:style-name="ro1">
          <table:table-cell office:value-type="float" office:value="9.090692E-018" calcext:value-type="float">
            <text:p>9.090692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Camberwell submarine".png</text:p>
          </table:table-cell>
          <table:table-cell table:number-columns-repeated="2"/>
        </table:table-row>
        <table:table-row table:style-name="ro1">
          <table:table-cell office:value-type="float" office:value="1.10339385E-026" calcext:value-type="float">
            <text:p>1.10339385E-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Krensheim - 5.png</text:p>
          </table:table-cell>
          <table:table-cell table:number-columns-repeated="2"/>
        </table:table-row>
        <table:table-row table:style-name="ro1">
          <table:table-cell office:value-type="float" office:value="0.0000015011123" calcext:value-type="float">
            <text:p>1.5011123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Svampen".png</text:p>
          </table:table-cell>
          <table:table-cell table:number-columns-repeated="2"/>
        </table:table-row>
        <table:table-row table:style-name="ro1">
          <table:table-cell office:value-type="float" office:value="0.0000000002923382" calcext:value-type="float">
            <text:p>2.923382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5 Wikipedia smartphone editing 1.png</text:p>
          </table:table-cell>
          <table:table-cell table:number-columns-repeated="2"/>
        </table:table-row>
        <table:table-row table:style-name="ro1">
          <table:table-cell office:value-type="float" office:value="6.955005E-021" calcext:value-type="float">
            <text:p>6.955005E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San Francisco Pride.png</text:p>
          </table:table-cell>
          <table:table-cell table:number-columns-repeated="2"/>
        </table:table-row>
        <table:table-row table:style-name="ro1">
          <table:table-cell office:value-type="float" office:value="0.0000000000001267669" calcext:value-type="float">
            <text:p>1.267669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5 Kürnach - 17.png</text:p>
          </table:table-cell>
          <table:table-cell table:number-columns-repeated="2"/>
        </table:table-row>
        <table:table-row table:style-name="ro1">
          <table:table-cell office:value-type="float" office:value="0.0021561044" calcext:value-type="float">
            <text:p>0.0021561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 High Street Jedburgh is a listed building.png</text:p>
          </table:table-cell>
          <table:table-cell table:number-columns-repeated="2"/>
        </table:table-row>
        <table:table-row table:style-name="ro1">
          <table:table-cell office:value-type="float" office:value="0.000000009493159" calcext:value-type="float">
            <text:p>9.493159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2 - 10.png</text:p>
          </table:table-cell>
          <table:table-cell table:number-columns-repeated="2"/>
        </table:table-row>
        <table:table-row table:style-name="ro1">
          <table:table-cell office:value-type="float" office:value="0.00000000003143888" calcext:value-type="float">
            <text:p>3.143888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8 Life of Christ Phillip Medhurst Collection 4394 The Transfiguration Mark 9.2-8 Kussell.png</text:p>
          </table:table-cell>
          <table:table-cell table:number-columns-repeated="2"/>
        </table:table-row>
        <table:table-row table:style-name="ro1">
          <table:table-cell office:value-type="float" office:value="1.1606134E-015" calcext:value-type="float">
            <text:p>1.1606134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2-es villamos Újpesten.png</text:p>
          </table:table-cell>
          <table:table-cell table:number-columns-repeated="2"/>
        </table:table-row>
        <table:table-row table:style-name="ro1">
          <table:table-cell office:value-type="float" office:value="0.00000001986523" calcext:value-type="float">
            <text:p>1.986523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30 Tauberbischofsheim - Dittwarer Bahnhof Weihnachtsbeleuchtung - 4.png</text:p>
          </table:table-cell>
          <table:table-cell table:number-columns-repeated="2"/>
        </table:table-row>
        <table:table-row table:style-name="ro1">
          <table:table-cell office:value-type="float" office:value="1.3209103E-021" calcext:value-type="float">
            <text:p>1.3209103E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206 Tuanku Tambusai Road.png</text:p>
          </table:table-cell>
          <table:table-cell table:number-columns-repeated="2"/>
        </table:table-row>
        <table:table-row table:style-name="ro1">
          <table:table-cell office:value-type="float" office:value="4.109988E-018" calcext:value-type="float">
            <text:p>4.109988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5 Blick auf Kützbrunn - 5.png</text:p>
          </table:table-cell>
          <table:table-cell table:number-columns-repeated="2"/>
        </table:table-row>
        <table:table-row table:style-name="ro1">
          <table:table-cell office:value-type="float" office:value="0.000000000093633504" calcext:value-type="float">
            <text:p>9.3633504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Ilmspan - 4.png</text:p>
          </table:table-cell>
          <table:table-cell table:number-columns-repeated="2"/>
        </table:table-row>
        <table:table-row table:style-name="ro1">
          <table:table-cell office:value-type="float" office:value="0.0000000000025833495" calcext:value-type="float">
            <text:p>2.5833495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Krensheimer See - 2.png</text:p>
          </table:table-cell>
          <table:table-cell table:number-columns-repeated="2"/>
        </table:table-row>
        <table:table-row table:style-name="ro1">
          <table:table-cell office:value-type="float" office:value="6.0481216E-022" calcext:value-type="float">
            <text:p>6.0481216E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09 Model T Ford race winner.png</text:p>
          </table:table-cell>
          <table:table-cell table:number-columns-repeated="2"/>
        </table:table-row>
        <table:table-row table:style-name="ro1">
          <table:table-cell office:value-type="float" office:value="0.000000000013453676" calcext:value-type="float">
            <text:p>1.3453676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Ras-krida"- the gopis and gopas dance what looks like a bhangra .png</text:p>
          </table:table-cell>
          <table:table-cell table:number-columns-repeated="2"/>
        </table:table-row>
        <table:table-row table:style-name="ro1">
          <table:table-cell office:value-type="float" office:value="0.000000032481356" calcext:value-type="float">
            <text:p>3.2481356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8 Bad Mergentheim - 8.png</text:p>
          </table:table-cell>
          <table:table-cell table:number-columns-repeated="2"/>
        </table:table-row>
        <table:table-row table:style-name="ro1">
          <table:table-cell office:value-type="float" office:value="0.00001194763" calcext:value-type="float">
            <text:p>1.19476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Hochhausen TBB - 8.png</text:p>
          </table:table-cell>
          <table:table-cell table:number-columns-repeated="2"/>
        </table:table-row>
        <table:table-row table:style-name="ro1">
          <table:table-cell office:value-type="float" office:value="0.889869" calcext:value-type="float">
            <text:p>0.889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Bishopsgate 2.png</text:p>
          </table:table-cell>
          <table:table-cell table:number-columns-repeated="2"/>
        </table:table-row>
        <table:table-row table:style-name="ro1">
          <table:table-cell office:value-type="float" office:value="0.0000000000015230936" calcext:value-type="float">
            <text:p>1.5230936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7 Locomotives at Hangzhou locomotive depot.png</text:p>
          </table:table-cell>
          <table:table-cell table:number-columns-repeated="2"/>
        </table:table-row>
        <table:table-row table:style-name="ro1">
          <table:table-cell office:value-type="float" office:value="0.0000000000035477482" calcext:value-type="float">
            <text:p>3.5477482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Blick auf Ilmspan und Schönfeld - 1.png</text:p>
          </table:table-cell>
          <table:table-cell table:number-columns-repeated="2"/>
        </table:table-row>
        <table:table-row table:style-name="ro1">
          <table:table-cell office:value-type="float" office:value="0.0000000073617876" calcext:value-type="float">
            <text:p>7.3617876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$1.69 gas.pn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/thumbnails-40/test/0/13 Frolikava St.</text:p>
          </table:table-cell>
          <table:table-cell office:value-type="string" calcext:value-type="string">
            <text:p><text:s/>Minsk.png</text:p>
          </table:table-cell>
          <table:table-cell/>
        </table:table-row>
        <table:table-row table:style-name="ro1">
          <table:table-cell office:value-type="float" office:value="0.0000000000038976287" calcext:value-type="float">
            <text:p>3.8976287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7 Fengqi Road Station under construction.png</text:p>
          </table:table-cell>
          <table:table-cell table:number-columns-repeated="2"/>
        </table:table-row>
        <table:table-row table:style-name="ro1">
          <table:table-cell office:value-type="float" office:value="0.00000015354546" calcext:value-type="float">
            <text:p>1.5354546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Nothelfer Wasserzell (Eichstätt) - 4.png</text:p>
          </table:table-cell>
          <table:table-cell table:number-columns-repeated="2"/>
        </table:table-row>
        <table:table-row table:style-name="ro1">
          <table:table-cell office:value-type="float" office:value="5.167464E-018" calcext:value-type="float">
            <text:p>5.167464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South Napa earthquake Alexandria Square debris.png</text:p>
          </table:table-cell>
          <table:table-cell table:number-columns-repeated="2"/>
        </table:table-row>
        <table:table-row table:style-name="ro1">
          <table:table-cell office:value-type="float" office:value="0.0000000000011056306" calcext:value-type="float">
            <text:p>1.1056306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402 - Bangkinang city 5.png</text:p>
          </table:table-cell>
          <table:table-cell table:number-columns-repeated="2"/>
        </table:table-row>
        <table:table-row table:style-name="ro1">
          <table:table-cell office:value-type="float" office:value="1.3697328E-033" calcext:value-type="float">
            <text:p>1.3697328E-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Häuser bei Kirchheim - 4.png</text:p>
          </table:table-cell>
          <table:table-cell table:number-columns-repeated="2"/>
        </table:table-row>
        <table:table-row table:style-name="ro1">
          <table:table-cell office:value-type="float" office:value="4.7622707E-033" calcext:value-type="float">
            <text:p>4.7622707E-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Tauberbischofsheim Industriepark A81 - 5.png</text:p>
          </table:table-cell>
          <table:table-cell table:number-columns-repeated="2"/>
        </table:table-row>
        <table:table-row table:style-name="ro1">
          <table:table-cell office:value-type="float" office:value="0.00000000012225955" calcext:value-type="float">
            <text:p>1.2225955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Grünsfeldhausen - 3.png</text:p>
          </table:table-cell>
          <table:table-cell table:number-columns-repeated="2"/>
        </table:table-row>
        <table:table-row table:style-name="ro1">
          <table:table-cell office:value-type="float" office:value="0.00000000000028793946" calcext:value-type="float">
            <text:p>2.8793946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2-27 Assamstadt Faschingsumzug Wagen.png</text:p>
          </table:table-cell>
          <table:table-cell table:number-columns-repeated="2"/>
        </table:table-row>
        <table:table-row table:style-name="ro1">
          <table:table-cell office:value-type="float" office:value="0.00004816447" calcext:value-type="float">
            <text:p>4.81644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7 St. Michael - 0.png</text:p>
          </table:table-cell>
          <table:table-cell table:number-columns-repeated="2"/>
        </table:table-row>
        <table:table-row table:style-name="ro1">
          <table:table-cell office:value-type="float" office:value="0.0000000000001748294" calcext:value-type="float">
            <text:p>1.748294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26.png</text:p>
          </table:table-cell>
          <table:table-cell table:number-columns-repeated="2"/>
        </table:table-row>
        <table:table-row table:style-name="ro1">
          <table:table-cell office:value-type="float" office:value="0.00022168193" calcext:value-type="float">
            <text:p>0.00022168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80s CMC Delica van 20130917.png</text:p>
          </table:table-cell>
          <table:table-cell table:number-columns-repeated="2"/>
        </table:table-row>
        <table:table-row table:style-name="ro1">
          <table:table-cell office:value-type="float" office:value="0.000000582345" calcext:value-type="float">
            <text:p>5.82345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1 - 1.png</text:p>
          </table:table-cell>
          <table:table-cell table:number-columns-repeated="2"/>
        </table:table-row>
        <table:table-row table:style-name="ro1">
          <table:table-cell office:value-type="float" office:value="0.00027240202" calcext:value-type="float">
            <text:p>0.00027240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2 - 21.png</text:p>
          </table:table-cell>
          <table:table-cell table:number-columns-repeated="2"/>
        </table:table-row>
        <table:table-row table:style-name="ro1">
          <table:table-cell office:value-type="float" office:value="2.1233927E-027" calcext:value-type="float">
            <text:p>2.1233927E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. Badische Big-Bobby-Car Meisterschaft in Tauberbischofsheim - 2.png</text:p>
          </table:table-cell>
          <table:table-cell table:number-columns-repeated="2"/>
        </table:table-row>
        <table:table-row table:style-name="ro1">
          <table:table-cell office:value-type="float" office:value="0.0012722089" calcext:value-type="float">
            <text:p>0.0012722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50 Life of Christ Phillip Medhurst Collection.png</text:p>
          </table:table-cell>
          <table:table-cell table:number-columns-repeated="2"/>
        </table:table-row>
        <table:table-row table:style-name="ro1">
          <table:table-cell office:value-type="float" office:value="9.512793E-027" calcext:value-type="float">
            <text:p>9.512793E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2 Tauberbischofsheim Denkmale - 5.png</text:p>
          </table:table-cell>
          <table:table-cell table:number-columns-repeated="2"/>
        </table:table-row>
        <table:table-row table:style-name="ro1">
          <table:table-cell office:value-type="float" office:value="0.00000003053041" calcext:value-type="float">
            <text:p>3.053041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Poppenhausen bei Wittighausen - 2.png</text:p>
          </table:table-cell>
          <table:table-cell table:number-columns-repeated="2"/>
        </table:table-row>
        <table:table-row table:style-name="ro1">
          <table:table-cell office:value-type="float" office:value="0.00000000004371855" calcext:value-type="float">
            <text:p>4.371855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Bogotá 2 C agst.png</text:p>
          </table:table-cell>
          <table:table-cell table:number-columns-repeated="2"/>
        </table:table-row>
        <table:table-row table:style-name="ro1">
          <table:table-cell office:value-type="float" office:value="0.00034130283" calcext:value-type="float">
            <text:p>0.00034130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1 Hungerturm Tauberbischofsheim.png</text:p>
          </table:table-cell>
          <table:table-cell table:number-columns-repeated="2"/>
        </table:table-row>
        <table:table-row table:style-name="ro1">
          <table:table-cell office:value-type="float" office:value="0.00000000006321751" calcext:value-type="float">
            <text:p>6.321751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14.png</text:p>
          </table:table-cell>
          <table:table-cell table:number-columns-repeated="2"/>
        </table:table-row>
        <table:table-row table:style-name="ro1">
          <table:table-cell office:value-type="float" office:value="5.290859E-024" calcext:value-type="float">
            <text:p>5.290859E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2 Tauberbischofsheim Denkmale - 1.png</text:p>
          </table:table-cell>
          <table:table-cell table:number-columns-repeated="2"/>
        </table:table-row>
        <table:table-row table:style-name="ro1">
          <table:table-cell office:value-type="float" office:value="0.9886137" calcext:value-type="float">
            <text:p>0.9886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5 - ITALY DOCG WINE QUALITY MARK ( TOP QUALITY WORLDWIDE MARK OF WINE) .png</text:p>
          </table:table-cell>
          <table:table-cell table:number-columns-repeated="2"/>
        </table:table-row>
        <table:table-row table:style-name="ro1">
          <table:table-cell office:value-type="float" office:value="0.00000000000055300377" calcext:value-type="float">
            <text:p>5.5300377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 DNC - Chloe Grace Moretz.png</text:p>
          </table:table-cell>
          <table:table-cell table:number-columns-repeated="2"/>
        </table:table-row>
        <table:table-row table:style-name="ro1">
          <table:table-cell office:value-type="float" office:value="0.000000000000044248168" calcext:value-type="float">
            <text:p>4.4248168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Blick auf Werbach und Hochhausen bei Sonnenuntergang im Winter - 2.png</text:p>
          </table:table-cell>
          <table:table-cell table:number-columns-repeated="2"/>
        </table:table-row>
        <table:table-row table:style-name="ro1">
          <table:table-cell office:value-type="float" office:value="0.00000000000032158136" calcext:value-type="float">
            <text:p>3.2158136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 North Charles Street Building - Baltimore .png</text:p>
          </table:table-cell>
          <table:table-cell table:number-columns-repeated="2"/>
        </table:table-row>
        <table:table-row table:style-name="ro1">
          <table:table-cell office:value-type="float" office:value="1.2848022E-026" calcext:value-type="float">
            <text:p>1.2848022E-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8 Shornaya Street</text:p>
          </table:table-cell>
          <table:table-cell office:value-type="string" calcext:value-type="string">
            <text:p><text:s/>Minsk.png</text:p>
          </table:table-cell>
          <table:table-cell/>
        </table:table-row>
        <table:table-row table:style-name="ro1">
          <table:table-cell office:value-type="float" office:value="0.019810736" calcext:value-type="float">
            <text:p>0.019810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2 Bogotá Nt agst.png</text:p>
          </table:table-cell>
          <table:table-cell table:number-columns-repeated="2"/>
        </table:table-row>
        <table:table-row table:style-name="ro1">
          <table:table-cell office:value-type="float" office:value="0.00035134243" calcext:value-type="float">
            <text:p>0.00035134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TRA 45TEP2013 title.png</text:p>
          </table:table-cell>
          <table:table-cell table:number-columns-repeated="2"/>
        </table:table-row>
        <table:table-row table:style-name="ro1">
          <table:table-cell office:value-type="float" office:value="0.60057276" calcext:value-type="float">
            <text:p>0.60057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 - 6.png</text:p>
          </table:table-cell>
          <table:table-cell table:number-columns-repeated="2"/>
        </table:table-row>
        <table:table-row table:style-name="ro1">
          <table:table-cell office:value-type="float" office:value="3.3612813E-015" calcext:value-type="float">
            <text:p>3.3612813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0westmorelandhouston.png</text:p>
          </table:table-cell>
          <table:table-cell table:number-columns-repeated="2"/>
        </table:table-row>
        <table:table-row table:style-name="ro1">
          <table:table-cell office:value-type="float" office:value="0.000000002288532" calcext:value-type="float">
            <text:p>2.288532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206 Tuanku Tambusai Road 6.png</text:p>
          </table:table-cell>
          <table:table-cell table:number-columns-repeated="2"/>
        </table:table-row>
        <table:table-row table:style-name="ro1">
          <table:table-cell office:value-type="float" office:value="0.0000000002397308" calcext:value-type="float">
            <text:p>2.397308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9 Tauberbischofsheim - 2.png</text:p>
          </table:table-cell>
          <table:table-cell table:number-columns-repeated="2"/>
        </table:table-row>
        <table:table-row table:style-name="ro1">
          <table:table-cell office:value-type="float" office:value="0.0000000000004560039" calcext:value-type="float">
            <text:p>4.560039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 Kaliektarnaya Street</text:p>
          </table:table-cell>
          <table:table-cell office:value-type="string" calcext:value-type="string">
            <text:p><text:s/>Minsk.png</text:p>
          </table:table-cell>
          <table:table-cell/>
        </table:table-row>
        <table:table-row table:style-name="ro1">
          <table:table-cell office:value-type="float" office:value="0.000000000008393697" calcext:value-type="float">
            <text:p>8.393697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7 Shanghai Rolling Stock Depot (Hangzhou).png</text:p>
          </table:table-cell>
          <table:table-cell table:number-columns-repeated="2"/>
        </table:table-row>
        <table:table-row table:style-name="ro1">
          <table:table-cell office:value-type="float" office:value="7.975591E-022" calcext:value-type="float">
            <text:p>7.975591E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Quad off-road-track Ilmspan - 1.png</text:p>
          </table:table-cell>
          <table:table-cell table:number-columns-repeated="2"/>
        </table:table-row>
        <table:table-row table:style-name="ro1">
          <table:table-cell office:value-type="float" office:value="0.0014379094" calcext:value-type="float">
            <text:p>0.0014379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53 flood victims gravestones De Waal Texel - 3.png</text:p>
          </table:table-cell>
          <table:table-cell table:number-columns-repeated="2"/>
        </table:table-row>
        <table:table-row table:style-name="ro1">
          <table:table-cell office:value-type="float" office:value="5.5527986E-015" calcext:value-type="float">
            <text:p>5.5527986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. Badische Big-Bobby-Car Meisterschaft in Tauberbischofsheim - 6.png</text:p>
          </table:table-cell>
          <table:table-cell table:number-columns-repeated="2"/>
        </table:table-row>
        <table:table-row table:style-name="ro1">
          <table:table-cell office:value-type="float" office:value="0.00000016220324" calcext:value-type="float">
            <text:p>1.6220324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Weltklasse Zürich - 17.png</text:p>
          </table:table-cell>
          <table:table-cell table:number-columns-repeated="2"/>
        </table:table-row>
        <table:table-row table:style-name="ro1">
          <table:table-cell office:value-type="float" office:value="2.411799E-019" calcext:value-type="float">
            <text:p>2.411799E-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51 Mustang Pony.png</text:p>
          </table:table-cell>
          <table:table-cell table:number-columns-repeated="2"/>
        </table:table-row>
        <table:table-row table:style-name="ro1">
          <table:table-cell office:value-type="float" office:value="0.0054933606" calcext:value-type="float">
            <text:p>0.0054933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TheaterTribüne".png</text:p>
          </table:table-cell>
          <table:table-cell table:number-columns-repeated="2"/>
        </table:table-row>
        <table:table-row table:style-name="ro1">
          <table:table-cell office:value-type="float" office:value="0.0000000007024101" calcext:value-type="float">
            <text:p>7.024101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Naturschutzgebiet Wormental bei Werbach - 5.png</text:p>
          </table:table-cell>
          <table:table-cell table:number-columns-repeated="2"/>
        </table:table-row>
        <table:table-row table:style-name="ro1">
          <table:table-cell office:value-type="float" office:value="1.9310929E-020" calcext:value-type="float">
            <text:p>1.9310929E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09 ROC-NCL books seal.png</text:p>
          </table:table-cell>
          <table:table-cell table:number-columns-repeated="2"/>
        </table:table-row>
        <table:table-row table:style-name="ro1">
          <table:table-cell office:value-type="float" office:value="0.000000000000048015726" calcext:value-type="float">
            <text:p>4.8015726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84 Life of Christ Phillip Medhurst Collection 4370 Herod’s supper Mark 6.21 Borcht.png</text:p>
          </table:table-cell>
          <table:table-cell table:number-columns-repeated="2"/>
        </table:table-row>
        <table:table-row table:style-name="ro1">
          <table:table-cell office:value-type="float" office:value="0.81581783" calcext:value-type="float">
            <text:p>0.81581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Carro Rj Bog N agst.png</text:p>
          </table:table-cell>
          <table:table-cell table:number-columns-repeated="2"/>
        </table:table-row>
        <table:table-row table:style-name="ro1">
          <table:table-cell office:value-type="float" office:value="0.0000001716043" calcext:value-type="float">
            <text:p>1.716043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2-27 Assamstadt Faschingsumzug Pferd.png</text:p>
          </table:table-cell>
          <table:table-cell table:number-columns-repeated="2"/>
        </table:table-row>
        <table:table-row table:style-name="ro1">
          <table:table-cell office:value-type="float" office:value="0.0000003727087" calcext:value-type="float">
            <text:p>3.727087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Nothelfer Alsergrund Ausstattung - 5.png</text:p>
          </table:table-cell>
          <table:table-cell table:number-columns-repeated="2"/>
        </table:table-row>
        <table:table-row table:style-name="ro1">
          <table:table-cell office:value-type="float" office:value="4.974796E-017" calcext:value-type="float">
            <text:p>4.974796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Colonia" sign 1.png</text:p>
          </table:table-cell>
          <table:table-cell table:number-columns-repeated="2"/>
        </table:table-row>
        <table:table-row table:style-name="ro1">
          <table:table-cell office:value-type="float" office:value="4.639138E-019" calcext:value-type="float">
            <text:p>4.639138E-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5.png</text:p>
          </table:table-cell>
          <table:table-cell table:number-columns-repeated="2"/>
        </table:table-row>
        <table:table-row table:style-name="ro1">
          <table:table-cell office:value-type="float" office:value="0.0000016366696" calcext:value-type="float">
            <text:p>1.6366696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26 - Cabai rawit 6.png</text:p>
          </table:table-cell>
          <table:table-cell table:number-columns-repeated="2"/>
        </table:table-row>
        <table:table-row table:style-name="ro1">
          <table:table-cell office:value-type="float" office:value="2.9351998E-028" calcext:value-type="float">
            <text:p>2.9351998E-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19 - Pasar Sukaramai</text:p>
          </table:table-cell>
          <table:table-cell office:value-type="string" calcext:value-type="string">
            <text:p><text:s/>Tapung Hulu</text:p>
          </table:table-cell>
          <table:table-cell office:value-type="string" calcext:value-type="string">
            <text:p><text:s/>Kampar 4.png</text:p>
          </table:table-cell>
        </table:table-row>
        <table:table-row table:style-name="ro1">
          <table:table-cell office:value-type="float" office:value="0.00000000008136572" calcext:value-type="float">
            <text:p>8.136572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Nothelfer Wasserzell (Eichstätt) - 11.png</text:p>
          </table:table-cell>
          <table:table-cell table:number-columns-repeated="2"/>
        </table:table-row>
        <table:table-row table:style-name="ro1">
          <table:table-cell office:value-type="float" office:value="0.29611254" calcext:value-type="float">
            <text:p>0.29611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 - 13.png</text:p>
          </table:table-cell>
          <table:table-cell table:number-columns-repeated="2"/>
        </table:table-row>
        <table:table-row table:style-name="ro1">
          <table:table-cell office:value-type="float" office:value="0.000000000000037847174" calcext:value-type="float">
            <text:p>3.7847174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6 L2 Fengqi Road Station under construction.png</text:p>
          </table:table-cell>
          <table:table-cell table:number-columns-repeated="2"/>
        </table:table-row>
        <table:table-row table:style-name="ro1">
          <table:table-cell office:value-type="float" office:value="0.9724343" calcext:value-type="float">
            <text:p>0.9724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ITALY - pink flower.png</text:p>
          </table:table-cell>
          <table:table-cell table:number-columns-repeated="2"/>
        </table:table-row>
        <table:table-row table:style-name="ro1">
          <table:table-cell office:value-type="float" office:value="0.00000000000008581667" calcext:value-type="float">
            <text:p>8.581667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5 - Italy - Jeep Renegade in Milan piazza Gae Aulenti.png</text:p>
          </table:table-cell>
          <table:table-cell table:number-columns-repeated="2"/>
        </table:table-row>
        <table:table-row table:style-name="ro1">
          <table:table-cell office:value-type="float" office:value="7.521932E-021" calcext:value-type="float">
            <text:p>7.521932E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2 - 5.png</text:p>
          </table:table-cell>
          <table:table-cell table:number-columns-repeated="2"/>
        </table:table-row>
        <table:table-row table:style-name="ro1">
          <table:table-cell office:value-type="float" office:value="8.234405E-017" calcext:value-type="float">
            <text:p>8.234405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5 Kürnach - 5.png</text:p>
          </table:table-cell>
          <table:table-cell table:number-columns-repeated="2"/>
        </table:table-row>
        <table:table-row table:style-name="ro1">
          <table:table-cell office:value-type="float" office:value="0.00001205579" calcext:value-type="float">
            <text:p>1.20557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3 Kreuzweg Station - 2.png</text:p>
          </table:table-cell>
          <table:table-cell table:number-columns-repeated="2"/>
        </table:table-row>
        <table:table-row table:style-name="ro1">
          <table:table-cell office:value-type="float" office:value="7.1137956E-023" calcext:value-type="float">
            <text:p>7.1137956E-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1-25 Siedlung Mehlen auf der Gemarkung Wenkheim (Werbach) - 1.png</text:p>
          </table:table-cell>
          <table:table-cell table:number-columns-repeated="2"/>
        </table:table-row>
        <table:table-row table:style-name="ro1">
          <table:table-cell office:value-type="float" office:value="1.313571E-018" calcext:value-type="float">
            <text:p>1.313571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01-14 Blick auf die Siedlung Mehlen - 1.png</text:p>
          </table:table-cell>
          <table:table-cell table:number-columns-repeated="2"/>
        </table:table-row>
        <table:table-row table:style-name="ro1">
          <table:table-cell office:value-type="float" office:value="0.7798131" calcext:value-type="float">
            <text:p>0.7798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Exposició - 7.png</text:p>
          </table:table-cell>
          <table:table-cell table:number-columns-repeated="2"/>
        </table:table-row>
        <table:table-row table:style-name="ro1">
          <table:table-cell office:value-type="float" office:value="0.074397415" calcext:value-type="float">
            <text:p>0.074397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7 St. Michael - 4.png</text:p>
          </table:table-cell>
          <table:table-cell table:number-columns-repeated="2"/>
        </table:table-row>
        <table:table-row table:style-name="ro1">
          <table:table-cell office:value-type="float" office:value="0.008617804" calcext:value-type="float">
            <text:p>0.008617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1 Weihnachtsmarkt Tauberbischofsheim After Work Party - 2.png</text:p>
          </table:table-cell>
          <table:table-cell table:number-columns-repeated="2"/>
        </table:table-row>
        <table:table-row table:style-name="ro1">
          <table:table-cell office:value-type="float" office:value="9.367002E-017" calcext:value-type="float">
            <text:p>9.367002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 Plaça del llibre.png</text:p>
          </table:table-cell>
          <table:table-cell table:number-columns-repeated="2"/>
        </table:table-row>
        <table:table-row table:style-name="ro1">
          <table:table-cell office:value-type="float" office:value="0.57205796" calcext:value-type="float">
            <text:p>0.57205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895 Curricle.png</text:p>
          </table:table-cell>
          <table:table-cell table:number-columns-repeated="2"/>
        </table:table-row>
        <table:table-row table:style-name="ro1">
          <table:table-cell office:value-type="float" office:value="0.000000060805974" calcext:value-type="float">
            <text:p>6.0805974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03 10 - Kelapa Sawit Warna Hijau 5.png</text:p>
          </table:table-cell>
          <table:table-cell table:number-columns-repeated="2"/>
        </table:table-row>
        <table:table-row table:style-name="ro1">
          <table:table-cell office:value-type="float" office:value="3.9569812E-021" calcext:value-type="float">
            <text:p>3.9569812E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05 - Kuok</text:p>
          </table:table-cell>
          <table:table-cell office:value-type="string" calcext:value-type="string">
            <text:p><text:s/>Salo</text:p>
          </table:table-cell>
          <table:table-cell office:value-type="string" calcext:value-type="string">
            <text:p><text:s/>Kampar.png</text:p>
          </table:table-cell>
        </table:table-row>
        <table:table-row table:style-name="ro1">
          <table:table-cell office:value-type="float" office:value="0.000004704592" calcext:value-type="float">
            <text:p>4.704592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Tauberbischofsheim - Bildstöcke an der Panzerstraße - 2.png</text:p>
          </table:table-cell>
          <table:table-cell table:number-columns-repeated="2"/>
        </table:table-row>
        <table:table-row table:style-name="ro1">
          <table:table-cell office:value-type="float" office:value="0.000000000000017963671" calcext:value-type="float">
            <text:p>1.7963671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16 - Bangkinang City 5.png</text:p>
          </table:table-cell>
          <table:table-cell table:number-columns-repeated="2"/>
        </table:table-row>
        <table:table-row table:style-name="ro1">
          <table:table-cell office:value-type="float" office:value="0.0000104795035" calcext:value-type="float">
            <text:p>1.04795035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66 Chevrolet Malibu - 1.png</text:p>
          </table:table-cell>
          <table:table-cell table:number-columns-repeated="2"/>
        </table:table-row>
        <table:table-row table:style-name="ro1">
          <table:table-cell office:value-type="float" office:value="0.00000000007052584" calcext:value-type="float">
            <text:p>7.052584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3 Tauberbischofsheim Tal - rechts der Edelberg - 2.png</text:p>
          </table:table-cell>
          <table:table-cell table:number-columns-repeated="2"/>
        </table:table-row>
        <table:table-row table:style-name="ro1">
          <table:table-cell office:value-type="float" office:value="2.2862548E-024" calcext:value-type="float">
            <text:p>2.2862548E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Blick auf Großrinderfeld im Winter - 7.png</text:p>
          </table:table-cell>
          <table:table-cell table:number-columns-repeated="2"/>
        </table:table-row>
        <table:table-row table:style-name="ro1">
          <table:table-cell office:value-type="float" office:value="2.3704157E-027" calcext:value-type="float">
            <text:p>2.3704157E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th Anniversary celebration of Bengali Wikipedia 1.png</text:p>
          </table:table-cell>
          <table:table-cell table:number-columns-repeated="2"/>
        </table:table-row>
        <table:table-row table:style-name="ro1">
          <table:table-cell office:value-type="float" office:value="0.00000000016372184" calcext:value-type="float">
            <text:p>1.6372184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Winter zwischen Großrinderfeld</text:p>
          </table:table-cell>
          <table:table-cell office:value-type="string" calcext:value-type="string">
            <text:p><text:s/>Tauberbischofsheim und Werbach - 1.png</text:p>
          </table:table-cell>
          <table:table-cell/>
        </table:table-row>
        <table:table-row table:style-name="ro1">
          <table:table-cell office:value-type="float" office:value="2.009391E-027" calcext:value-type="float">
            <text:p>2.009391E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8 - 16.png</text:p>
          </table:table-cell>
          <table:table-cell table:number-columns-repeated="2"/>
        </table:table-row>
        <table:table-row table:style-name="ro1">
          <table:table-cell office:value-type="float" office:value="0.000000000013175101" calcext:value-type="float">
            <text:p>1.3175101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2 year old Jesus in the temple.png</text:p>
          </table:table-cell>
          <table:table-cell table:number-columns-repeated="2"/>
        </table:table-row>
        <table:table-row table:style-name="ro1">
          <table:table-cell office:value-type="float" office:value="1.5745177E-015" calcext:value-type="float">
            <text:p>1.5745177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Naturschutzgebiet Wormental bei Werbach - 1.png</text:p>
          </table:table-cell>
          <table:table-cell table:number-columns-repeated="2"/>
        </table:table-row>
        <table:table-row table:style-name="ro1">
          <table:table-cell office:value-type="float" office:value="0.00000004618399" calcext:value-type="float">
            <text:p>4.618399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1-04 Hof Sailtheim bei Lauda-Königshofen - 3.png</text:p>
          </table:table-cell>
          <table:table-cell table:number-columns-repeated="2"/>
        </table:table-row>
        <table:table-row table:style-name="ro1">
          <table:table-cell office:value-type="float" office:value="5.363893E-025" calcext:value-type="float">
            <text:p>5.363893E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92 Mercedes-Benz 300TE on trailer.png</text:p>
          </table:table-cell>
          <table:table-cell table:number-columns-repeated="2"/>
        </table:table-row>
        <table:table-row table:style-name="ro1">
          <table:table-cell office:value-type="float" office:value="0.000000006704902" calcext:value-type="float">
            <text:p>6.704902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70 Life of Christ Phillip Medhurst Collection 4355 Christ stills the tempest Mark 4.37-41 Parros.png</text:p>
          </table:table-cell>
          <table:table-cell table:number-columns-repeated="2"/>
        </table:table-row>
        <table:table-row table:style-name="ro1">
          <table:table-cell office:value-type="float" office:value="0.0030526884" calcext:value-type="float">
            <text:p>0.0030526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Nakre Udbhava Sri Mahalingeshvara" 4.png</text:p>
          </table:table-cell>
          <table:table-cell table:number-columns-repeated="2"/>
        </table:table-row>
        <table:table-row table:style-name="ro1">
          <table:table-cell office:value-type="float" office:value="0.04590195" calcext:value-type="float">
            <text:p>0.04590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Teil 5 Rathaus - 4.png</text:p>
          </table:table-cell>
          <table:table-cell table:number-columns-repeated="2"/>
        </table:table-row>
        <table:table-row table:style-name="ro1">
          <table:table-cell office:value-type="float" office:value="0.0038856724" calcext:value-type="float">
            <text:p>0.0038856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(des)vestim(la) 11.png</text:p>
          </table:table-cell>
          <table:table-cell table:number-columns-repeated="2"/>
        </table:table-row>
        <table:table-row table:style-name="ro1">
          <table:table-cell office:value-type="float" office:value="0.97081065" calcext:value-type="float">
            <text:p>0.9708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ITALY - colorful clothespins.png</text:p>
          </table:table-cell>
          <table:table-cell table:number-columns-repeated="2"/>
        </table:table-row>
        <table:table-row table:style-name="ro1">
          <table:table-cell office:value-type="float" office:value="0.000000080121794" calcext:value-type="float">
            <text:p>8.0121794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Tax Day March in Chicago 9.png</text:p>
          </table:table-cell>
          <table:table-cell table:number-columns-repeated="2"/>
        </table:table-row>
        <table:table-row table:style-name="ro1">
          <table:table-cell office:value-type="float" office:value="0.000000000000030029026" calcext:value-type="float">
            <text:p>3.0029026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Bogotá Nt agst.png</text:p>
          </table:table-cell>
          <table:table-cell table:number-columns-repeated="2"/>
        </table:table-row>
        <table:table-row table:style-name="ro1">
          <table:table-cell office:value-type="float" office:value="0.0000000018244167" calcext:value-type="float">
            <text:p>1.8244167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03 10 - Kelapa Sawit Warna Hijau 1.png</text:p>
          </table:table-cell>
          <table:table-cell table:number-columns-repeated="2"/>
        </table:table-row>
        <table:table-row table:style-name="ro1">
          <table:table-cell office:value-type="float" office:value="0.9272475" calcext:value-type="float">
            <text:p>0.927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Nothelfer Wasserzell (Eichstätt) - 8.png</text:p>
          </table:table-cell>
          <table:table-cell table:number-columns-repeated="2"/>
        </table:table-row>
        <table:table-row table:style-name="ro1">
          <table:table-cell office:value-type="float" office:value="2.2297348E-017" calcext:value-type="float">
            <text:p>2.2297348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Hof Baiertal - 3.png</text:p>
          </table:table-cell>
          <table:table-cell table:number-columns-repeated="2"/>
        </table:table-row>
        <table:table-row table:style-name="ro1">
          <table:table-cell office:value-type="float" office:value="2.1464503E-025" calcext:value-type="float">
            <text:p>2.1464503E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8 A Sukiya restaurant at Fengqi Road Station.png</text:p>
          </table:table-cell>
          <table:table-cell table:number-columns-repeated="2"/>
        </table:table-row>
        <table:table-row table:style-name="ro1">
          <table:table-cell office:value-type="float" office:value="0.17628781" calcext:value-type="float">
            <text:p>0.17628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830 wikify hrt theaterfestival editathon 2.png</text:p>
          </table:table-cell>
          <table:table-cell table:number-columns-repeated="2"/>
        </table:table-row>
        <table:table-row table:style-name="ro1">
          <table:table-cell office:value-type="float" office:value="1.2926929E-018" calcext:value-type="float">
            <text:p>1.2926929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10.png</text:p>
          </table:table-cell>
          <table:table-cell table:number-columns-repeated="2"/>
        </table:table-row>
        <table:table-row table:style-name="ro1">
          <table:table-cell office:value-type="float" office:value="0.00749417" calcext:value-type="float">
            <text:p>0.00749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Diana" diadem by Henry Wilson.png</text:p>
          </table:table-cell>
          <table:table-cell table:number-columns-repeated="2"/>
        </table:table-row>
        <table:table-row table:style-name="ro1">
          <table:table-cell office:value-type="float" office:value="0.0000000000029359854" calcext:value-type="float">
            <text:p>2.9359854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st of october of 2017 catalan referendum.png</text:p>
          </table:table-cell>
          <table:table-cell table:number-columns-repeated="2"/>
        </table:table-row>
        <table:table-row table:style-name="ro1">
          <table:table-cell office:value-type="float" office:value="9.7391E-017" calcext:value-type="float">
            <text:p>9.7391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1 - 13.png</text:p>
          </table:table-cell>
          <table:table-cell table:number-columns-repeated="2"/>
        </table:table-row>
        <table:table-row table:style-name="ro1">
          <table:table-cell office:value-type="float" office:value="2.697093E-018" calcext:value-type="float">
            <text:p>2.697093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8-13 Keller + Brennecke Werbeagentur Tauberbischofsheim - 2.png</text:p>
          </table:table-cell>
          <table:table-cell table:number-columns-repeated="2"/>
        </table:table-row>
        <table:table-row table:style-name="ro1">
          <table:table-cell office:value-type="float" office:value="0.0010199541" calcext:value-type="float">
            <text:p>0.0010199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Burg Bodenstein Ruine II.png</text:p>
          </table:table-cell>
          <table:table-cell table:number-columns-repeated="2"/>
        </table:table-row>
        <table:table-row table:style-name="ro1">
          <table:table-cell office:value-type="float" office:value="0.015950227" calcext:value-type="float">
            <text:p>0.015950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agst Usaq Bog - 3.png</text:p>
          </table:table-cell>
          <table:table-cell table:number-columns-repeated="2"/>
        </table:table-row>
        <table:table-row table:style-name="ro1">
          <table:table-cell office:value-type="float" office:value="1.4949994E-016" calcext:value-type="float">
            <text:p>1.4949994E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26 - Cabai rawit 11.png</text:p>
          </table:table-cell>
          <table:table-cell table:number-columns-repeated="2"/>
        </table:table-row>
        <table:table-row table:style-name="ro1">
          <table:table-cell office:value-type="float" office:value="0.6246788" calcext:value-type="float">
            <text:p>0.6246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8 Bodenstein Terrasse.png</text:p>
          </table:table-cell>
          <table:table-cell table:number-columns-repeated="2"/>
        </table:table-row>
        <table:table-row table:style-name="ro1">
          <table:table-cell office:value-type="float" office:value="0.0000000023968154" calcext:value-type="float">
            <text:p>2.3968154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5 Kürnach - 13.png</text:p>
          </table:table-cell>
          <table:table-cell table:number-columns-repeated="2"/>
        </table:table-row>
        <table:table-row table:style-name="ro1">
          <table:table-cell office:value-type="float" office:value="0.05288152" calcext:value-type="float">
            <text:p>0.05288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made in Italy - diciture.png</text:p>
          </table:table-cell>
          <table:table-cell table:number-columns-repeated="2"/>
        </table:table-row>
        <table:table-row table:style-name="ro1">
          <table:table-cell office:value-type="float" office:value="4.8382392E-020" calcext:value-type="float">
            <text:p>4.8382392E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Tax Day March in Chicago 4.png</text:p>
          </table:table-cell>
          <table:table-cell table:number-columns-repeated="2"/>
        </table:table-row>
        <table:table-row table:style-name="ro1">
          <table:table-cell office:value-type="float" office:value="0.18100141" calcext:value-type="float">
            <text:p>0.18100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1 - 7.png</text:p>
          </table:table-cell>
          <table:table-cell table:number-columns-repeated="2"/>
        </table:table-row>
        <table:table-row table:style-name="ro1">
          <table:table-cell office:value-type="float" office:value="0.000000012634336" calcext:value-type="float">
            <text:p>1.2634336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CMC Veryca 1.3L truck right-head.png</text:p>
          </table:table-cell>
          <table:table-cell table:number-columns-repeated="2"/>
        </table:table-row>
        <table:table-row table:style-name="ro1">
          <table:table-cell office:value-type="float" office:value="1.8221795E-029" calcext:value-type="float">
            <text:p>1.8221795E-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(des)vestim(la) 15.png</text:p>
          </table:table-cell>
          <table:table-cell table:number-columns-repeated="2"/>
        </table:table-row>
        <table:table-row table:style-name="ro1">
          <table:table-cell office:value-type="float" office:value="7.8765587E-025" calcext:value-type="float">
            <text:p>7.8765587E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18.png</text:p>
          </table:table-cell>
          <table:table-cell table:number-columns-repeated="2"/>
        </table:table-row>
        <table:table-row table:style-name="ro1">
          <table:table-cell office:value-type="float" office:value="0.2776536" calcext:value-type="float">
            <text:p>0.2776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 dinari libanesi.png</text:p>
          </table:table-cell>
          <table:table-cell table:number-columns-repeated="2"/>
        </table:table-row>
        <table:table-row table:style-name="ro1">
          <table:table-cell office:value-type="float" office:value="0.00000000000026607706" calcext:value-type="float">
            <text:p>2.6607706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Hochhausen TBB - 4.png</text:p>
          </table:table-cell>
          <table:table-cell table:number-columns-repeated="2"/>
        </table:table-row>
        <table:table-row table:style-name="ro1">
          <table:table-cell office:value-type="float" office:value="0.001227688" calcext:value-type="float">
            <text:p>0.001227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Weltklasse Zürich - 8.png</text:p>
          </table:table-cell>
          <table:table-cell table:number-columns-repeated="2"/>
        </table:table-row>
        <table:table-row table:style-name="ro1">
          <table:table-cell office:value-type="float" office:value="0.6238903" calcext:value-type="float">
            <text:p>0.623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Shwe Bhone Point Pagoda".png</text:p>
          </table:table-cell>
          <table:table-cell table:number-columns-repeated="2"/>
        </table:table-row>
        <table:table-row table:style-name="ro1">
          <table:table-cell office:value-type="float" office:value="0.0000000398999" calcext:value-type="float">
            <text:p>3.98999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206 Tuanku Tambusai Road 2.png</text:p>
          </table:table-cell>
          <table:table-cell table:number-columns-repeated="2"/>
        </table:table-row>
        <table:table-row table:style-name="ro1">
          <table:table-cell office:value-type="float" office:value="0.0000065313434" calcext:value-type="float">
            <text:p>6.5313434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 - 10.png</text:p>
          </table:table-cell>
          <table:table-cell table:number-columns-repeated="2"/>
        </table:table-row>
        <table:table-row table:style-name="ro1">
          <table:table-cell office:value-type="float" office:value="2.1688562E-016" calcext:value-type="float">
            <text:p>2.1688562E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Naturschutzgebiet Lindenberg bei Werbach - 5.png</text:p>
          </table:table-cell>
          <table:table-cell table:number-columns-repeated="2"/>
        </table:table-row>
        <table:table-row table:style-name="ro1">
          <table:table-cell office:value-type="float" office:value="0.0000000000030788351" calcext:value-type="float">
            <text:p>3.0788351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54 Cushman Truckster Model 782.png</text:p>
          </table:table-cell>
          <table:table-cell table:number-columns-repeated="2"/>
        </table:table-row>
        <table:table-row table:style-name="ro1">
          <table:table-cell office:value-type="float" office:value="1.1419868E-017" calcext:value-type="float">
            <text:p>1.1419868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Tax Day March in Chicago 14.png</text:p>
          </table:table-cell>
          <table:table-cell table:number-columns-repeated="2"/>
        </table:table-row>
        <table:table-row table:style-name="ro1">
          <table:table-cell office:value-type="float" office:value="1.2015343E-034" calcext:value-type="float">
            <text:p>1.2015343E-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6 Minina Street</text:p>
          </table:table-cell>
          <table:table-cell office:value-type="string" calcext:value-type="string">
            <text:p><text:s/>Minsk.png</text:p>
          </table:table-cell>
          <table:table-cell/>
        </table:table-row>
        <table:table-row table:style-name="ro1">
          <table:table-cell office:value-type="float" office:value="0.0000009546643" calcext:value-type="float">
            <text:p>9.546643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7 High Street 2018.png</text:p>
          </table:table-cell>
          <table:table-cell table:number-columns-repeated="2"/>
        </table:table-row>
        <table:table-row table:style-name="ro1">
          <table:table-cell office:value-type="float" office:value="0.000000000070307184" calcext:value-type="float">
            <text:p>7.0307184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Weltklasse Zürich - 13.png</text:p>
          </table:table-cell>
          <table:table-cell table:number-columns-repeated="2"/>
        </table:table-row>
        <table:table-row table:style-name="ro1">
          <table:table-cell office:value-type="float" office:value="1.5310221E-019" calcext:value-type="float">
            <text:p>1.5310221E-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ITALY - italian holiday - sardinia sea beach of Alghero.png</text:p>
          </table:table-cell>
          <table:table-cell table:number-columns-repeated="2"/>
        </table:table-row>
        <table:table-row table:style-name="ro1">
          <table:table-cell office:value-type="float" office:value="0.00000008586801" calcext:value-type="float">
            <text:p>8.586801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South Napa earthquake Vallejo Presbyterian Church damage.png</text:p>
          </table:table-cell>
          <table:table-cell table:number-columns-repeated="2"/>
        </table:table-row>
        <table:table-row table:style-name="ro1">
          <table:table-cell office:value-type="float" office:value="0.0003517825" calcext:value-type="float">
            <text:p>0.0003517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8 - 3.png</text:p>
          </table:table-cell>
          <table:table-cell table:number-columns-repeated="2"/>
        </table:table-row>
        <table:table-row table:style-name="ro1">
          <table:table-cell office:value-type="float" office:value="0.000000000000056364598" calcext:value-type="float">
            <text:p>5.6364598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South Napa earthquake Napa Law Center parking lot.png</text:p>
          </table:table-cell>
          <table:table-cell table:number-columns-repeated="2"/>
        </table:table-row>
        <table:table-row table:style-name="ro1">
          <table:table-cell office:value-type="float" office:value="7.8638896E-025" calcext:value-type="float">
            <text:p>7.8638896E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2 - 14.png</text:p>
          </table:table-cell>
          <table:table-cell table:number-columns-repeated="2"/>
        </table:table-row>
        <table:table-row table:style-name="ro1">
          <table:table-cell office:value-type="float" office:value="2.4574193E-017" calcext:value-type="float">
            <text:p>2.4574193E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0 Finanzamt Tauberbischofsheim - 2.png</text:p>
          </table:table-cell>
          <table:table-cell table:number-columns-repeated="2"/>
        </table:table-row>
        <table:table-row table:style-name="ro1">
          <table:table-cell office:value-type="float" office:value="0.024472084" calcext:value-type="float">
            <text:p>0.024472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15 - ITALY - wine and Food (Refosco and gorgonzola) .png</text:p>
          </table:table-cell>
          <table:table-cell table:number-columns-repeated="2"/>
        </table:table-row>
        <table:table-row table:style-name="ro1">
          <table:table-cell office:value-type="float" office:value="0.000000015618829" calcext:value-type="float">
            <text:p>1.5618829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8 - 7.png</text:p>
          </table:table-cell>
          <table:table-cell table:number-columns-repeated="2"/>
        </table:table-row>
        <table:table-row table:style-name="ro1">
          <table:table-cell office:value-type="float" office:value="4.546883E-016" calcext:value-type="float">
            <text:p>4.546883E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</text:p>
          </table:table-cell>
          <table:table-cell office:value-type="string" calcext:value-type="string">
            <text:p>3-diphenyloxacyclopropane.png</text:p>
          </table:table-cell>
          <table:table-cell/>
        </table:table-row>
        <table:table-row table:style-name="ro1">
          <table:table-cell office:value-type="float" office:value="0.00000013168506" calcext:value-type="float">
            <text:p>1.3168506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3 Exposició - 15.png</text:p>
          </table:table-cell>
          <table:table-cell table:number-columns-repeated="2"/>
        </table:table-row>
        <table:table-row table:style-name="ro1">
          <table:table-cell office:value-type="float" office:value="0.0000000406287" calcext:value-type="float">
            <text:p>4.06287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7 Hangzhou Locomotive Depot2.png</text:p>
          </table:table-cell>
          <table:table-cell table:number-columns-repeated="2"/>
        </table:table-row>
        <table:table-row table:style-name="ro1">
          <table:table-cell office:value-type="float" office:value="0.00011388702" calcext:value-type="float">
            <text:p>0.00011388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South Napa eathquake Alexandria Square building.png</text:p>
          </table:table-cell>
          <table:table-cell table:number-columns-repeated="2"/>
        </table:table-row>
        <table:table-row table:style-name="ro1">
          <table:table-cell office:value-type="float" office:value="0.000000008661476" calcext:value-type="float">
            <text:p>8.661476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209 Kecamatan Tambang</text:p>
          </table:table-cell>
          <table:table-cell office:value-type="string" calcext:value-type="string">
            <text:p><text:s/>Kampar 4.png</text:p>
          </table:table-cell>
          <table:table-cell/>
        </table:table-row>
        <table:table-row table:style-name="ro1">
          <table:table-cell office:value-type="float" office:value="0.0000010351749" calcext:value-type="float">
            <text:p>1.0351749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02 Giza pyramid complex.png</text:p>
          </table:table-cell>
          <table:table-cell table:number-columns-repeated="2"/>
        </table:table-row>
        <table:table-row table:style-name="ro1">
          <table:table-cell office:value-type="float" office:value="1.0128066E-016" calcext:value-type="float">
            <text:p>1.0128066E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57 Chevrolet Cameo Carrier.png</text:p>
          </table:table-cell>
          <table:table-cell table:number-columns-repeated="2"/>
        </table:table-row>
        <table:table-row table:style-name="ro1">
          <table:table-cell office:value-type="float" office:value="0.000000016260477" calcext:value-type="float">
            <text:p>1.6260477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5 - ITALY - Refosco (Friuli) DOC italian red wine.png</text:p>
          </table:table-cell>
          <table:table-cell table:number-columns-repeated="2"/>
        </table:table-row>
        <table:table-row table:style-name="ro1">
          <table:table-cell office:value-type="float" office:value="0.0000000000012864985" calcext:value-type="float">
            <text:p>1.2864985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22.png</text:p>
          </table:table-cell>
          <table:table-cell table:number-columns-repeated="2"/>
        </table:table-row>
        <table:table-row table:style-name="ro1">
          <table:table-cell office:value-type="float" office:value="0.000000466871" calcext:value-type="float">
            <text:p>4.66871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07 Zhejiang exhibition museum and tech.png</text:p>
          </table:table-cell>
          <table:table-cell table:number-columns-repeated="2"/>
        </table:table-row>
        <table:table-row table:style-name="ro1">
          <table:table-cell office:value-type="float" office:value="9.8841276E-018" calcext:value-type="float">
            <text:p>9.8841276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Großrinderfeld - 5.png</text:p>
          </table:table-cell>
          <table:table-cell table:number-columns-repeated="2"/>
        </table:table-row>
        <table:table-row table:style-name="ro1">
          <table:table-cell office:value-type="float" office:value="0.0000000031814116" calcext:value-type="float">
            <text:p>3.1814116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72 Chevelle.png</text:p>
          </table:table-cell>
          <table:table-cell table:number-columns-repeated="2"/>
        </table:table-row>
        <table:table-row table:style-name="ro1">
          <table:table-cell office:value-type="float" office:value="0.000010058486" calcext:value-type="float">
            <text:p>1.0058486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Thiyimingalar Pagoda".png</text:p>
          </table:table-cell>
          <table:table-cell table:number-columns-repeated="2"/>
        </table:table-row>
        <table:table-row table:style-name="ro1">
          <table:table-cell office:value-type="float" office:value="0.0000000000141547295" calcext:value-type="float">
            <text:p>1.41547295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th anniversary of Bengali Wikipedia .png</text:p>
          </table:table-cell>
          <table:table-cell table:number-columns-repeated="2"/>
        </table:table-row>
        <table:table-row table:style-name="ro1">
          <table:table-cell office:value-type="float" office:value="0.00000000010943233" calcext:value-type="float">
            <text:p>1.094323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03 10 - Kelapa Sawit Warna Hijau 9.png</text:p>
          </table:table-cell>
          <table:table-cell table:number-columns-repeated="2"/>
        </table:table-row>
        <table:table-row table:style-name="ro1">
          <table:table-cell office:value-type="float" office:value="0.34534413" calcext:value-type="float">
            <text:p>0.34534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Weltklasse Zürich - 20.png</text:p>
          </table:table-cell>
          <table:table-cell table:number-columns-repeated="2"/>
        </table:table-row>
        <table:table-row table:style-name="ro1">
          <table:table-cell office:value-type="float" office:value="0.00019820782" calcext:value-type="float">
            <text:p>0.00019820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8-13 Krankenhaus Tauberbischofsheim - 4.png</text:p>
          </table:table-cell>
          <table:table-cell table:number-columns-repeated="2"/>
        </table:table-row>
        <table:table-row table:style-name="ro1">
          <table:table-cell office:value-type="float" office:value="0.00000000079638435" calcext:value-type="float">
            <text:p>7.9638435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16 derby built railway carriage for a car.png</text:p>
          </table:table-cell>
          <table:table-cell table:number-columns-repeated="2"/>
        </table:table-row>
        <table:table-row table:style-name="ro1">
          <table:table-cell office:value-type="float" office:value="0.22024874" calcext:value-type="float">
            <text:p>0.22024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Rock.png</text:p>
          </table:table-cell>
          <table:table-cell table:number-columns-repeated="2"/>
        </table:table-row>
        <table:table-row table:style-name="ro1">
          <table:table-cell office:value-type="float" office:value="0.00000012957919" calcext:value-type="float">
            <text:p>1.2957919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Nakre Udbhava Sri Mahalingeshvara" "Ranga Pooja".png</text:p>
          </table:table-cell>
          <table:table-cell table:number-columns-repeated="2"/>
        </table:table-row>
        <table:table-row table:style-name="ro1">
          <table:table-cell office:value-type="float" office:value="0.00000000090168534" calcext:value-type="float">
            <text:p>9.0168534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78 Life of Christ Phillip Medhurst Collection 4364 Christ cometh to Jairus daughter Mark 5.22-42 Pass Rom1.png</text:p>
          </table:table-cell>
          <table:table-cell table:number-columns-repeated="2"/>
        </table:table-row>
        <table:table-row table:style-name="ro1">
          <table:table-cell office:value-type="float" office:value="1.0051166E-016" calcext:value-type="float">
            <text:p>1.0051166E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0 Years of ANZAC display at the 2015 Australian International Airshow 9.png</text:p>
          </table:table-cell>
          <table:table-cell table:number-columns-repeated="2"/>
        </table:table-row>
        <table:table-row table:style-name="ro1">
          <table:table-cell office:value-type="float" office:value="0.00000000000022205465" calcext:value-type="float">
            <text:p>2.2205465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14 Großrinderfeld - 1.png</text:p>
          </table:table-cell>
          <table:table-cell table:number-columns-repeated="2"/>
        </table:table-row>
        <table:table-row table:style-name="ro1">
          <table:table-cell office:value-type="float" office:value="3.1453747E-034" calcext:value-type="float">
            <text:p>3.1453747E-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South Napa earthquake Goodman Library building.png</text:p>
          </table:table-cell>
          <table:table-cell table:number-columns-repeated="2"/>
        </table:table-row>
        <table:table-row table:style-name="ro1">
          <table:table-cell office:value-type="float" office:value="0.000000000014506493" calcext:value-type="float">
            <text:p>1.4506493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5 Kürnach - 9.png</text:p>
          </table:table-cell>
          <table:table-cell table:number-columns-repeated="2"/>
        </table:table-row>
        <table:table-row table:style-name="ro1">
          <table:table-cell office:value-type="float" office:value="0.0018228707" calcext:value-type="float">
            <text:p>0.0018228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South Napa earthquake Sam Kee Laundry Building debris.png</text:p>
          </table:table-cell>
          <table:table-cell table:number-columns-repeated="2"/>
        </table:table-row>
        <table:table-row table:style-name="ro1">
          <table:table-cell office:value-type="float" office:value="0.0000006965743" calcext:value-type="float">
            <text:p>6.965743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59 Life of Christ Phillip Medhurst Collection 4274 The preaching of John the Baptist Mark 1.4-7 Schellenberg.png</text:p>
          </table:table-cell>
          <table:table-cell table:number-columns-repeated="2"/>
        </table:table-row>
        <table:table-row table:style-name="ro1">
          <table:table-cell office:value-type="float" office:value="0.00000004864121" calcext:value-type="float">
            <text:p>4.864121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81 Life of Christ Phillip Medhurst Collection 4367 Beheading John the Baptist Mark 5.27-28 Guido Reni.png</text:p>
          </table:table-cell>
          <table:table-cell table:number-columns-repeated="2"/>
        </table:table-row>
        <table:table-row table:style-name="ro1">
          <table:table-cell office:value-type="float" office:value="7.494926E-020" calcext:value-type="float">
            <text:p>7.494926E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Warszawa Piotr Szczęsny miejsce pamięci.png</text:p>
          </table:table-cell>
          <table:table-cell table:number-columns-repeated="2"/>
        </table:table-row>
        <table:table-row table:style-name="ro1">
          <table:table-cell office:value-type="float" office:value="2.8317591E-021" calcext:value-type="float">
            <text:p>2.8317591E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Quad off-road-track Ilmspan - 5.png</text:p>
          </table:table-cell>
          <table:table-cell table:number-columns-repeated="2"/>
        </table:table-row>
        <table:table-row table:style-name="ro1">
          <table:table-cell office:value-type="float" office:value="0.0000001595731" calcext:value-type="float">
            <text:p>1.595731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.10.13 Insetto del deserto a 6 zampe. .png</text:p>
          </table:table-cell>
          <table:table-cell table:number-columns-repeated="2"/>
        </table:table-row>
        <table:table-row table:style-name="ro1">
          <table:table-cell office:value-type="float" office:value="0.00000026837012" calcext:value-type="float">
            <text:p>2.6837012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Teil 4 Grundschule - 4.png</text:p>
          </table:table-cell>
          <table:table-cell table:number-columns-repeated="2"/>
        </table:table-row>
        <table:table-row table:style-name="ro1">
          <table:table-cell office:value-type="float" office:value="0.000000001413505" calcext:value-type="float">
            <text:p>1.413505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54 Life of Christ Phillip Medhurst Collection 4267 Christ heals uncovering the roof Mark 2.4 Mirian.png</text:p>
          </table:table-cell>
          <table:table-cell table:number-columns-repeated="2"/>
        </table:table-row>
        <table:table-row table:style-name="ro1">
          <table:table-cell office:value-type="float" office:value="5.0613407E-023" calcext:value-type="float">
            <text:p>5.0613407E-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 Tax Day March in Chicago 10.png</text:p>
          </table:table-cell>
          <table:table-cell table:number-columns-repeated="2"/>
        </table:table-row>
        <table:table-row table:style-name="ro1">
          <table:table-cell office:value-type="float" office:value="0.0013320765" calcext:value-type="float">
            <text:p>0.0013320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2 - 9.png</text:p>
          </table:table-cell>
          <table:table-cell table:number-columns-repeated="2"/>
        </table:table-row>
        <table:table-row table:style-name="ro1">
          <table:table-cell office:value-type="float" office:value="1.0295802E-024" calcext:value-type="float">
            <text:p>1.0295802E-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5 Exchange Jedburgh.png</text:p>
          </table:table-cell>
          <table:table-cell table:number-columns-repeated="2"/>
        </table:table-row>
        <table:table-row table:style-name="ro1">
          <table:table-cell office:value-type="float" office:value="0.000000000000017232579" calcext:value-type="float">
            <text:p>1.7232579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1st Division Headquarters 2017 1.png</text:p>
          </table:table-cell>
          <table:table-cell table:number-columns-repeated="2"/>
        </table:table-row>
        <table:table-row table:style-name="ro1">
          <table:table-cell office:value-type="float" office:value="2.3617407E-028" calcext:value-type="float">
            <text:p>2.3617407E-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th and Phillips</text:p>
          </table:table-cell>
          <table:table-cell office:value-type="string" calcext:value-type="string">
            <text:p><text:s/>Sioux Falls</text:p>
          </table:table-cell>
          <table:table-cell office:value-type="string" calcext:value-type="string">
            <text:p><text:s/>South Dakota.png</text:p>
          </table:table-cell>
        </table:table-row>
        <table:table-row table:style-name="ro1">
          <table:table-cell office:value-type="float" office:value="0.000000032231906" calcext:value-type="float">
            <text:p>3.2231906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8 - 12.png</text:p>
          </table:table-cell>
          <table:table-cell table:number-columns-repeated="2"/>
        </table:table-row>
        <table:table-row table:style-name="ro1">
          <table:table-cell office:value-type="float" office:value="0.12994239" calcext:value-type="float">
            <text:p>0.12994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Nothelfer Alsergrund .png</text:p>
          </table:table-cell>
          <table:table-cell table:number-columns-repeated="2"/>
        </table:table-row>
        <table:table-row table:style-name="ro1">
          <table:table-cell office:value-type="float" office:value="0.00000005808214" calcext:value-type="float">
            <text:p>5.808214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Teil 10 Gedenktafel - 2.png</text:p>
          </table:table-cell>
          <table:table-cell table:number-columns-repeated="2"/>
        </table:table-row>
        <table:table-row table:style-name="ro1">
          <table:table-cell office:value-type="float" office:value="3.6566205E-015" calcext:value-type="float">
            <text:p>3.6566205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Kyaiktiyo The Golden Rock Pagoda".png</text:p>
          </table:table-cell>
          <table:table-cell table:number-columns-repeated="2"/>
        </table:table-row>
        <table:table-row table:style-name="ro1">
          <table:table-cell office:value-type="float" office:value="0.0000000004788906" calcext:value-type="float">
            <text:p>4.788906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20 North LaSalle top.png</text:p>
          </table:table-cell>
          <table:table-cell table:number-columns-repeated="2"/>
        </table:table-row>
        <table:table-row table:style-name="ro1">
          <table:table-cell office:value-type="float" office:value="0.000000000005657166" calcext:value-type="float">
            <text:p>5.657166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 - 2.png</text:p>
          </table:table-cell>
          <table:table-cell table:number-columns-repeated="2"/>
        </table:table-row>
        <table:table-row table:style-name="ro1">
          <table:table-cell office:value-type="float" office:value="0.28333208" calcext:value-type="float">
            <text:p>0.28333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63 Life of Christ Phillip Medhurst Collection 4288 St James Major Mark 3.17 Bolswert.png</text:p>
          </table:table-cell>
          <table:table-cell table:number-columns-repeated="2"/>
        </table:table-row>
        <table:table-row table:style-name="ro1">
          <table:table-cell office:value-type="float" office:value="2.6464504E-018" calcext:value-type="float">
            <text:p>2.6464504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 Abbey Place in Jedburg.png</text:p>
          </table:table-cell>
          <table:table-cell table:number-columns-repeated="2"/>
        </table:table-row>
        <table:table-row table:style-name="ro1">
          <table:table-cell office:value-type="float" office:value="0.0000000000029815495" calcext:value-type="float">
            <text:p>2.9815495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12 Flying Merkel engine.png</text:p>
          </table:table-cell>
          <table:table-cell table:number-columns-repeated="2"/>
        </table:table-row>
        <table:table-row table:style-name="ro1">
          <table:table-cell office:value-type="float" office:value="0.0000000000071340807" calcext:value-type="float">
            <text:p>7.1340807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Bei Krensheim - 1.png</text:p>
          </table:table-cell>
          <table:table-cell table:number-columns-repeated="2"/>
        </table:table-row>
        <table:table-row table:style-name="ro1">
          <table:table-cell office:value-type="float" office:value="5.7749444E-015" calcext:value-type="float">
            <text:p>5.7749444E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42 Harley-Davidson XA.png</text:p>
          </table:table-cell>
          <table:table-cell table:number-columns-repeated="2"/>
        </table:table-row>
        <table:table-row table:style-name="ro1">
          <table:table-cell office:value-type="float" office:value="1.998411E-030" calcext:value-type="float">
            <text:p>1.998411E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1 - 17.png</text:p>
          </table:table-cell>
          <table:table-cell table:number-columns-repeated="2"/>
        </table:table-row>
        <table:table-row table:style-name="ro1">
          <table:table-cell office:value-type="float" office:value="0.000030405981" calcext:value-type="float">
            <text:p>3.040598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 hens and a cock in Cantal.png</text:p>
          </table:table-cell>
          <table:table-cell table:number-columns-repeated="2"/>
        </table:table-row>
        <table:table-row table:style-name="ro1">
          <table:table-cell office:value-type="float" office:value="0.00000000000017500224" calcext:value-type="float">
            <text:p>1.7500224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Liebfrauenbrunnkapelle Werbach - 1.png</text:p>
          </table:table-cell>
          <table:table-cell table:number-columns-repeated="2"/>
        </table:table-row>
        <table:table-row table:style-name="ro1">
          <table:table-cell office:value-type="float" office:value="0.95589525" calcext:value-type="float">
            <text:p>0.95589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1 13 High street.png</text:p>
          </table:table-cell>
          <table:table-cell table:number-columns-repeated="2"/>
        </table:table-row>
        <table:table-row table:style-name="ro1">
          <table:table-cell office:value-type="float" office:value="0.0009571024" calcext:value-type="float">
            <text:p>0.000957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06 ROC Civil Service Basic Exam 50110.png</text:p>
          </table:table-cell>
          <table:table-cell table:number-columns-repeated="2"/>
        </table:table-row>
        <table:table-row table:style-name="ro1">
          <table:table-cell office:value-type="float" office:value="0.000000000000076394505" calcext:value-type="float">
            <text:p>7.6394505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9 Dittigheim - 4.png</text:p>
          </table:table-cell>
          <table:table-cell table:number-columns-repeated="2"/>
        </table:table-row>
        <table:table-row table:style-name="ro1">
          <table:table-cell office:value-type="float" office:value="0.000000000000033009382" calcext:value-type="float">
            <text:p>3.3009382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(des)vestim(la) 3.png</text:p>
          </table:table-cell>
          <table:table-cell table:number-columns-repeated="2"/>
        </table:table-row>
        <table:table-row table:style-name="ro1">
          <table:table-cell office:value-type="float" office:value="0.9678142" calcext:value-type="float">
            <text:p>0.9678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09097840 Landshuter Straße 25.png</text:p>
          </table:table-cell>
          <table:table-cell table:number-columns-repeated="2"/>
        </table:table-row>
        <table:table-row table:style-name="ro1">
          <table:table-cell office:value-type="float" office:value="1.6419695E-028" calcext:value-type="float">
            <text:p>1.6419695E-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 Macarthur Street.png</text:p>
          </table:table-cell>
          <table:table-cell table:number-columns-repeated="2"/>
        </table:table-row>
        <table:table-row table:style-name="ro1">
          <table:table-cell office:value-type="float" office:value="2.2592773E-029" calcext:value-type="float">
            <text:p>2.2592773E-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4 Canongate in Jedburgh is GE Hair.png</text:p>
          </table:table-cell>
          <table:table-cell table:number-columns-repeated="2"/>
        </table:table-row>
        <table:table-row table:style-name="ro1">
          <table:table-cell office:value-type="float" office:value="0.00000000000028841217" calcext:value-type="float">
            <text:p>2.8841217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8 Bad Mergentheim - 4.png</text:p>
          </table:table-cell>
          <table:table-cell table:number-columns-repeated="2"/>
        </table:table-row>
        <table:table-row table:style-name="ro1">
          <table:table-cell office:value-type="float" office:value="0.0000051484326" calcext:value-type="float">
            <text:p>5.1484326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6 Tauberbischofsheim - Dittwarer Bahnhof Weihnachtsbeleuchtung - 2.png</text:p>
          </table:table-cell>
          <table:table-cell table:number-columns-repeated="2"/>
        </table:table-row>
        <table:table-row table:style-name="ro1">
          <table:table-cell office:value-type="float" office:value="0.8881882" calcext:value-type="float">
            <text:p>0.8881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4 Weltklasse Zürich - 5.png</text:p>
          </table:table-cell>
          <table:table-cell table:number-columns-repeated="2"/>
        </table:table-row>
        <table:table-row table:style-name="ro1">
          <table:table-cell office:value-type="float" office:value="0.000000016133814" calcext:value-type="float">
            <text:p>1.6133814E-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32 Ford Hardtop raced by A.J Foyt.png</text:p>
          </table:table-cell>
          <table:table-cell table:number-columns-repeated="2"/>
        </table:table-row>
        <table:table-row table:style-name="ro1">
          <table:table-cell office:value-type="float" office:value="0.0000011229421" calcext:value-type="float">
            <text:p>1.1229421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ITALY - Fiat Panda melanzana.png</text:p>
          </table:table-cell>
          <table:table-cell table:number-columns-repeated="2"/>
        </table:table-row>
        <table:table-row table:style-name="ro1">
          <table:table-cell office:value-type="float" office:value="0.0000008703816" calcext:value-type="float">
            <text:p>8.703816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La peña" Arboleda Caldas.png</text:p>
          </table:table-cell>
          <table:table-cell table:number-columns-repeated="2"/>
        </table:table-row>
        <table:table-row table:style-name="ro1">
          <table:table-cell office:value-type="float" office:value="0.041476965" calcext:value-type="float">
            <text:p>0.041476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74 Life of Christ Phillip Medhurst Collection 4359 Christ stills the tempest Mark 4.37-38 Mortier.png</text:p>
          </table:table-cell>
          <table:table-cell table:number-columns-repeated="2"/>
        </table:table-row>
        <table:table-row table:style-name="ro1">
          <table:table-cell office:value-type="float" office:value="0.000000000000018277558" calcext:value-type="float">
            <text:p>1.8277558E-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0326 - Cabai rawit.png</text:p>
          </table:table-cell>
          <table:table-cell table:number-columns-repeated="2"/>
        </table:table-row>
        <table:table-row table:style-name="ro1">
          <table:table-cell office:value-type="float" office:value="0.00000000000044230301" calcext:value-type="float">
            <text:p>4.4230301E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Tanai Hospital".png</text:p>
          </table:table-cell>
          <table:table-cell table:number-columns-repeated="2"/>
        </table:table-row>
        <table:table-row table:style-name="ro1">
          <table:table-cell office:value-type="float" office:value="0.0000000039772994" calcext:value-type="float">
            <text:p>3.9772994E-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04 Ford Model B Touring.png</text:p>
          </table:table-cell>
          <table:table-cell table:number-columns-repeated="2"/>
        </table:table-row>
        <table:table-row table:style-name="ro1">
          <table:table-cell office:value-type="float" office:value="6.628296E-019" calcext:value-type="float">
            <text:p>6.628296E-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Naturschutzgebiet Lindenberg bei Werbach - 1.png</text:p>
          </table:table-cell>
          <table:table-cell table:number-columns-repeated="2"/>
        </table:table-row>
        <table:table-row table:style-name="ro1">
          <table:table-cell office:value-type="float" office:value="9.74426E-018" calcext:value-type="float">
            <text:p>9.74426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05 Siedlung bei Poppenhausen - 1.png</text:p>
          </table:table-cell>
          <table:table-cell table:number-columns-repeated="2"/>
        </table:table-row>
        <table:table-row table:style-name="ro1">
          <table:table-cell office:value-type="float" office:value="0.000000000004604633" calcext:value-type="float">
            <text:p>4.604633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5 Kürnach - 20.png</text:p>
          </table:table-cell>
          <table:table-cell table:number-columns-repeated="2"/>
        </table:table-row>
        <table:table-row table:style-name="ro1">
          <table:table-cell office:value-type="float" office:value="0.000000000040250688" calcext:value-type="float">
            <text:p>4.0250688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1-04 Hof Hofstetten bei Lauda-Königshofen - 2.png</text:p>
          </table:table-cell>
          <table:table-cell table:number-columns-repeated="2"/>
        </table:table-row>
        <table:table-row table:style-name="ro1">
          <table:table-cell office:value-type="float" office:value="0.5166143" calcext:value-type="float">
            <text:p>0.5166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65 Life of Christ Phillip Medhurst Collection 4293 St John Mark 3.17 Bolswert.png</text:p>
          </table:table-cell>
          <table:table-cell table:number-columns-repeated="2"/>
        </table:table-row>
        <table:table-row table:style-name="ro1">
          <table:table-cell office:value-type="float" office:value="0.0000000000107055614" calcext:value-type="float">
            <text:p>1.07055614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6-12-29 Tauberbischofsheim - 6.png</text:p>
          </table:table-cell>
          <table:table-cell table:number-columns-repeated="2"/>
        </table:table-row>
        <table:table-row table:style-name="ro1">
          <table:table-cell office:value-type="float" office:value="0.0000030134659" calcext:value-type="float">
            <text:p>3.0134659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01-20 Blick auf die Liebfrauenbrunnkapelle im Winter - 2.png</text:p>
          </table:table-cell>
          <table:table-cell table:number-columns-repeated="2"/>
        </table:table-row>
        <table:table-row table:style-name="ro1">
          <table:table-cell office:value-type="float" office:value="0.11743714" calcext:value-type="float">
            <text:p>0.11743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ITALY - texture - ground field dry.png</text:p>
          </table:table-cell>
          <table:table-cell table:number-columns-repeated="2"/>
        </table:table-row>
        <table:table-row table:style-name="ro1">
          <table:table-cell office:value-type="float" office:value="0.0000000006707201" calcext:value-type="float">
            <text:p>6.707201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0 Rupees Indian Coin 01.png</text:p>
          </table:table-cell>
          <table:table-cell table:number-columns-repeated="2"/>
        </table:table-row>
        <table:table-row table:style-name="ro1">
          <table:table-cell office:value-type="float" office:value="0.0000002625717" calcext:value-type="float">
            <text:p>2.625717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928 Cairo kndergarten headmaster letter.png</text:p>
          </table:table-cell>
          <table:table-cell table:number-columns-repeated="2"/>
        </table:table-row>
        <table:table-row table:style-name="ro1">
          <table:table-cell office:value-type="float" office:value="0.98235106" calcext:value-type="float">
            <text:p>0.98235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11th and Morrison</text:p>
          </table:table-cell>
          <table:table-cell office:value-type="string" calcext:value-type="string">
            <text:p><text:s/>Portland (2014).png</text:p>
          </table:table-cell>
          <table:table-cell/>
        </table:table-row>
        <table:table-row table:style-name="ro1">
          <table:table-cell office:value-type="float" office:value="0.0000000000031073893" calcext:value-type="float">
            <text:p>3.1073893E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1 - 15.png</text:p>
          </table:table-cell>
          <table:table-cell table:number-columns-repeated="2"/>
        </table:table-row>
        <table:table-row table:style-name="ro1">
          <table:table-cell office:value-type="float" office:value="2.2556642E-018" calcext:value-type="float">
            <text:p>2.2556642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017-12-25 Rundgang Kürnach Baudenkmäler Teil 2 - 18.png</text:p>
          </table:table-cell>
          <table:table-cell table:number-columns-repeated="2"/>
        </table:table-row>
        <table:table-row table:style-name="ro1">
          <table:table-cell office:value-type="float" office:value="0.0013846976" calcext:value-type="float">
            <text:p>0.0013846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" 13 - ITALY - books.png</text:p>
          </table:table-cell>
          <table:table-cell table:number-columns-repeated="2"/>
        </table:table-row>
        <table:table-row table:style-name="ro1">
          <table:table-cell office:value-type="float" office:value="1.3364572E-018" calcext:value-type="float">
            <text:p>1.3364572E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/thumbnails-40/test/0/2-Zürs.png</text:p>
          </table:table-cell>
          <table:table-cell table:number-columns-repeated="2"/>
        </table:table-row>
        <table:table-row table:style-name="ro1">
          <table:table-cell office:value-type="float" office:value="0.9791829" calcext:value-type="float">
            <text:p>0.9791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Warszk in Korea.png</text:p>
          </table:table-cell>
          <table:table-cell table:number-columns-repeated="2"/>
        </table:table-row>
        <table:table-row table:style-name="ro1">
          <table:table-cell office:value-type="float" office:value="0.99716127" calcext:value-type="float">
            <text:p>0.99716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Bianca Clarke 2016 .png</text:p>
          </table:table-cell>
          <table:table-cell table:number-columns-repeated="2"/>
        </table:table-row>
        <table:table-row table:style-name="ro1">
          <table:table-cell office:value-type="float" office:value="0.000000000064991776" calcext:value-type="float">
            <text:p>6.4991776E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rchaeology_workshop_for_Carthagina_2.png</text:p>
          </table:table-cell>
          <table:table-cell table:number-columns-repeated="2"/>
        </table:table-row>
        <table:table-row table:style-name="ro1">
          <table:table-cell office:value-type="float" office:value="0.97553885" calcext:value-type="float">
            <text:p>0.97553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DSC09353 acaratula.png</text:p>
          </table:table-cell>
          <table:table-cell table:number-columns-repeated="2"/>
        </table:table-row>
        <table:table-row table:style-name="ro1">
          <table:table-cell office:value-type="float" office:value="0.022977062" calcext:value-type="float">
            <text:p>0.022977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Jasime TriDevil.png</text:p>
          </table:table-cell>
          <table:table-cell table:number-columns-repeated="2"/>
        </table:table-row>
        <table:table-row table:style-name="ro1">
          <table:table-cell office:value-type="float" office:value="0.7079996" calcext:value-type="float">
            <text:p>0.7079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Kelli Koontz-Wilson 2012.png</text:p>
          </table:table-cell>
          <table:table-cell table:number-columns-repeated="2"/>
        </table:table-row>
        <table:table-row table:style-name="ro1">
          <table:table-cell office:value-type="float" office:value="0.47250926" calcext:value-type="float">
            <text:p>0.47250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66px-Aurispedis.png</text:p>
          </table:table-cell>
          <table:table-cell table:number-columns-repeated="2"/>
        </table:table-row>
        <table:table-row table:style-name="ro1">
          <table:table-cell office:value-type="float" office:value="0.00000000067829764" calcext:value-type="float">
            <text:p>6.7829764E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Brent Ashley.png</text:p>
          </table:table-cell>
          <table:table-cell table:number-columns-repeated="2"/>
        </table:table-row>
        <table:table-row table:style-name="ro2">
          <table:table-cell office:value-type="float" office:value="0.9512496" calcext:value-type="float">
            <text:p>0.9512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قرطاج إديتاثون 02.png</text:p>
          </table:table-cell>
          <table:table-cell table:number-columns-repeated="2"/>
        </table:table-row>
        <table:table-row table:style-name="ro1">
          <table:table-cell office:value-type="float" office:value="0.98767704" calcext:value-type="float">
            <text:p>0.98767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Simon Bowles.png</text:p>
          </table:table-cell>
          <table:table-cell table:number-columns-repeated="2"/>
        </table:table-row>
        <table:table-row table:style-name="ro1">
          <table:table-cell office:value-type="float" office:value="0.3038664" calcext:value-type="float">
            <text:p>0.3038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Wikimedia Conference</text:p>
          </table:table-cell>
          <table:table-cell office:value-type="string" calcext:value-type="string">
            <text:p><text:s/>Berlin 2015 DSC 0896.png</text:p>
          </table:table-cell>
          <table:table-cell/>
        </table:table-row>
        <table:table-row table:style-name="ro1">
          <table:table-cell office:value-type="float" office:value="0.0000050654585" calcext:value-type="float">
            <text:p>5.0654585E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Orin Julie4.png</text:p>
          </table:table-cell>
          <table:table-cell table:number-columns-repeated="2"/>
        </table:table-row>
        <table:table-row table:style-name="ro1">
          <table:table-cell office:value-type="float" office:value="0.9917468" calcext:value-type="float">
            <text:p>0.9917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80px-Arvinder_Khaira.png</text:p>
          </table:table-cell>
          <table:table-cell table:number-columns-repeated="2"/>
        </table:table-row>
        <table:table-row table:style-name="ro1">
          <table:table-cell office:value-type="float" office:value="0.09617606" calcext:value-type="float">
            <text:p>0.09617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Susan Gerbic Selfie 2018.png</text:p>
          </table:table-cell>
          <table:table-cell table:number-columns-repeated="2"/>
        </table:table-row>
        <table:table-row table:style-name="ro1">
          <table:table-cell office:value-type="float" office:value="0.000000009935737" calcext:value-type="float">
            <text:p>9.935737E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nfaal.png</text:p>
          </table:table-cell>
          <table:table-cell table:number-columns-repeated="2"/>
        </table:table-row>
        <table:table-row table:style-name="ro1">
          <table:table-cell office:value-type="float" office:value="0.9882682" calcext:value-type="float">
            <text:p>0.9882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Wikipedia User rlandmann.png</text:p>
          </table:table-cell>
          <table:table-cell table:number-columns-repeated="2"/>
        </table:table-row>
        <table:table-row table:style-name="ro1">
          <table:table-cell office:value-type="float" office:value="0.97725827" calcext:value-type="float">
            <text:p>0.97725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Esta es mi cara.png</text:p>
          </table:table-cell>
          <table:table-cell table:number-columns-repeated="2"/>
        </table:table-row>
        <table:table-row table:style-name="ro1">
          <table:table-cell office:value-type="float" office:value="0.8592542" calcext:value-type="float">
            <text:p>0.859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ntherePress.png</text:p>
          </table:table-cell>
          <table:table-cell table:number-columns-repeated="2"/>
        </table:table-row>
        <table:table-row table:style-name="ro1">
          <table:table-cell office:value-type="float" office:value="0.8603294" calcext:value-type="float">
            <text:p>0.8603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spire to Inspire.png</text:p>
          </table:table-cell>
          <table:table-cell table:number-columns-repeated="2"/>
        </table:table-row>
        <table:table-row table:style-name="ro1">
          <table:table-cell office:value-type="float" office:value="0.99481577" calcext:value-type="float">
            <text:p>0.99481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36px-Ashbal_Razeen.png</text:p>
          </table:table-cell>
          <table:table-cell table:number-columns-repeated="2"/>
        </table:table-row>
        <table:table-row table:style-name="ro1">
          <table:table-cell office:value-type="float" office:value="0.36832187" calcext:value-type="float">
            <text:p>0.36832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CU Selfieee.png</text:p>
          </table:table-cell>
          <table:table-cell table:number-columns-repeated="2"/>
        </table:table-row>
        <table:table-row table:style-name="ro1">
          <table:table-cell office:value-type="float" office:value="0.009736348" calcext:value-type="float">
            <text:p>0.009736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Jipsta - Promo Pic 1.png</text:p>
          </table:table-cell>
          <table:table-cell table:number-columns-repeated="2"/>
        </table:table-row>
        <table:table-row table:style-name="ro1">
          <table:table-cell office:value-type="float" office:value="0.96912575" calcext:value-type="float">
            <text:p>0.96912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YiShBP7u 400x400.png</text:p>
          </table:table-cell>
          <table:table-cell table:number-columns-repeated="2"/>
        </table:table-row>
        <table:table-row table:style-name="ro1">
          <table:table-cell office:value-type="float" office:value="0.000009728413" calcext:value-type="float">
            <text:p>9.728413E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Berlin avril 2017 (73).png</text:p>
          </table:table-cell>
          <table:table-cell table:number-columns-repeated="2"/>
        </table:table-row>
        <table:table-row table:style-name="ro1">
          <table:table-cell office:value-type="float" office:value="0.9800805" calcext:value-type="float">
            <text:p>0.980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2005nov02 per erik strandberg 300x300.png</text:p>
          </table:table-cell>
          <table:table-cell table:number-columns-repeated="2"/>
        </table:table-row>
        <table:table-row table:style-name="ro1">
          <table:table-cell office:value-type="float" office:value="0.7892583" calcext:value-type="float">
            <text:p>0.7892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Toubkal National Park 02.png</text:p>
          </table:table-cell>
          <table:table-cell table:number-columns-repeated="2"/>
        </table:table-row>
        <table:table-row table:style-name="ro1">
          <table:table-cell office:value-type="float" office:value="0.9629394" calcext:value-type="float">
            <text:p>0.9629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Namfon.png</text:p>
          </table:table-cell>
          <table:table-cell table:number-columns-repeated="2"/>
        </table:table-row>
        <table:table-row table:style-name="ro1">
          <table:table-cell office:value-type="float" office:value="0.008945375" calcext:value-type="float">
            <text:p>0.008945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IMG-20161004-WA0021_03.png</text:p>
          </table:table-cell>
          <table:table-cell table:number-columns-repeated="2"/>
        </table:table-row>
        <table:table-row table:style-name="ro1">
          <table:table-cell office:value-type="float" office:value="0.9895313" calcext:value-type="float">
            <text:p>0.9895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MD Rashadul Islam (Alif).png</text:p>
          </table:table-cell>
          <table:table-cell table:number-columns-repeated="2"/>
        </table:table-row>
        <table:table-row table:style-name="ro1">
          <table:table-cell office:value-type="float" office:value="0.9955545" calcext:value-type="float">
            <text:p>0.9955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My own selfie</text:p>
          </table:table-cell>
          <table:table-cell office:value-type="string" calcext:value-type="string">
            <text:p><text:s/>July 2017.png</text:p>
          </table:table-cell>
          <table:table-cell/>
        </table:table-row>
        <table:table-row table:style-name="ro1">
          <table:table-cell office:value-type="float" office:value="0.36083823" calcext:value-type="float">
            <text:p>0.36083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Moheen Reeyad – Selfie (01).png</text:p>
          </table:table-cell>
          <table:table-cell table:number-columns-repeated="2"/>
        </table:table-row>
        <table:table-row table:style-name="ro1">
          <table:table-cell office:value-type="float" office:value="0.9695543" calcext:value-type="float">
            <text:p>0.9695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peksha Khanna.png</text:p>
          </table:table-cell>
          <table:table-cell table:number-columns-repeated="2"/>
        </table:table-row>
        <table:table-row table:style-name="ro1">
          <table:table-cell office:value-type="float" office:value="0.00034575583" calcext:value-type="float">
            <text:p>0.00034575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Pascual Romero</text:p>
          </table:table-cell>
          <table:table-cell office:value-type="string" calcext:value-type="string">
            <text:p><text:s/>2015.png</text:p>
          </table:table-cell>
          <table:table-cell/>
        </table:table-row>
        <table:table-row table:style-name="ro1">
          <table:table-cell office:value-type="float" office:value="0.98818237" calcext:value-type="float">
            <text:p>0.98818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My Selfie @ Pandawa Beach.png</text:p>
          </table:table-cell>
          <table:table-cell table:number-columns-repeated="2"/>
        </table:table-row>
        <table:table-row table:style-name="ro1">
          <table:table-cell office:value-type="float" office:value="0.43694535" calcext:value-type="float">
            <text:p>0.43694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Wikisrečanje marec 2018.png</text:p>
          </table:table-cell>
          <table:table-cell table:number-columns-repeated="2"/>
        </table:table-row>
        <table:table-row table:style-name="ro1">
          <table:table-cell office:value-type="float" office:value="0.00000015894281" calcext:value-type="float">
            <text:p>1.5894281E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Gabriela Margall.png</text:p>
          </table:table-cell>
          <table:table-cell table:number-columns-repeated="2"/>
        </table:table-row>
        <table:table-row table:style-name="ro1">
          <table:table-cell office:value-type="float" office:value="0.9869867" calcext:value-type="float">
            <text:p>0.9869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Sammy Keogh 2017.png</text:p>
          </table:table-cell>
          <table:table-cell table:number-columns-repeated="2"/>
        </table:table-row>
        <table:table-row table:style-name="ro1">
          <table:table-cell office:value-type="float" office:value="0.9505811" calcext:value-type="float">
            <text:p>0.9505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35px-Anthony_Dalton.png</text:p>
          </table:table-cell>
          <table:table-cell table:number-columns-repeated="2"/>
        </table:table-row>
        <table:table-row table:style-name="ro2">
          <table:table-cell office:value-type="float" office:value="0.8118025" calcext:value-type="float">
            <text:p>0.8118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48px-4مصطفى_النسر.png</text:p>
          </table:table-cell>
          <table:table-cell table:number-columns-repeated="2"/>
        </table:table-row>
        <table:table-row table:style-name="ro1">
          <table:table-cell office:value-type="float" office:value="0.9486405" calcext:value-type="float">
            <text:p>0.9486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80px-Autoportrait_2015.png</text:p>
          </table:table-cell>
          <table:table-cell table:number-columns-repeated="2"/>
        </table:table-row>
        <table:table-row table:style-name="ro1">
          <table:table-cell office:value-type="float" office:value="0.9023156" calcext:value-type="float">
            <text:p>0.9023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Guzlowski.png</text:p>
          </table:table-cell>
          <table:table-cell table:number-columns-repeated="2"/>
        </table:table-row>
        <table:table-row table:style-name="ro1">
          <table:table-cell office:value-type="float" office:value="0.97537166" calcext:value-type="float">
            <text:p>0.97537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Ірина Непоп.png</text:p>
          </table:table-cell>
          <table:table-cell table:number-columns-repeated="2"/>
        </table:table-row>
        <table:table-row table:style-name="ro1">
          <table:table-cell office:value-type="float" office:value="0.96892214" calcext:value-type="float">
            <text:p>0.9689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Ladivazo.png</text:p>
          </table:table-cell>
          <table:table-cell table:number-columns-repeated="2"/>
        </table:table-row>
        <table:table-row table:style-name="ro1">
          <table:table-cell office:value-type="float" office:value="0.9572232" calcext:value-type="float">
            <text:p>0.9572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David O Joseph 2.png</text:p>
          </table:table-cell>
          <table:table-cell table:number-columns-repeated="2"/>
        </table:table-row>
        <table:table-row table:style-name="ro1">
          <table:table-cell office:value-type="float" office:value="0.00083065947" calcext:value-type="float">
            <text:p>0.00083065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kapit.png</text:p>
          </table:table-cell>
          <table:table-cell table:number-columns-repeated="2"/>
        </table:table-row>
        <table:table-row table:style-name="ro1">
          <table:table-cell office:value-type="float" office:value="0.96617067" calcext:value-type="float">
            <text:p>0.96617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Reginald Finley Sr</text:p>
          </table:table-cell>
          <table:table-cell office:value-type="string" calcext:value-type="string">
            <text:p><text:s/>2015.png</text:p>
          </table:table-cell>
          <table:table-cell/>
        </table:table-row>
        <table:table-row table:style-name="ro1">
          <table:table-cell office:value-type="float" office:value="0.97730803" calcext:value-type="float">
            <text:p>0.97730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Nitya.png</text:p>
          </table:table-cell>
          <table:table-cell table:number-columns-repeated="2"/>
        </table:table-row>
        <table:table-row table:style-name="ro1">
          <table:table-cell office:value-type="float" office:value="0.8522597" calcext:value-type="float">
            <text:p>0.8522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Devin Devasquez Book Release Party.png</text:p>
          </table:table-cell>
          <table:table-cell table:number-columns-repeated="2"/>
        </table:table-row>
        <table:table-row table:style-name="ro1">
          <table:table-cell office:value-type="float" office:value="0.00841396" calcext:value-type="float">
            <text:p>0.00841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Limnesh Augustine.png</text:p>
          </table:table-cell>
          <table:table-cell table:number-columns-repeated="2"/>
        </table:table-row>
        <table:table-row table:style-name="ro1">
          <table:table-cell office:value-type="float" office:value="0.00000000000043755546" calcext:value-type="float">
            <text:p>4.3755546E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ZlotZimowy2018 selfie2.png</text:p>
          </table:table-cell>
          <table:table-cell table:number-columns-repeated="2"/>
        </table:table-row>
        <table:table-row table:style-name="ro1">
          <table:table-cell office:value-type="float" office:value="0.5241918" calcext:value-type="float">
            <text:p>0.5241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David O Joseph 6.png</text:p>
          </table:table-cell>
          <table:table-cell table:number-columns-repeated="2"/>
        </table:table-row>
        <table:table-row table:style-name="ro1">
          <table:table-cell office:value-type="float" office:value="0.020457745" calcext:value-type="float">
            <text:p>0.020457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rtist Stéphane Zagdanski</text:p>
          </table:table-cell>
          <table:table-cell office:value-type="string" calcext:value-type="string">
            <text:p><text:s/>september 2016.png</text:p>
          </table:table-cell>
          <table:table-cell/>
        </table:table-row>
        <table:table-row table:style-name="ro1">
          <table:table-cell office:value-type="float" office:value="0.25604033" calcext:value-type="float">
            <text:p>0.25604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08px-Albert_Rodriguez.png</text:p>
          </table:table-cell>
          <table:table-cell table:number-columns-repeated="2"/>
        </table:table-row>
        <table:table-row table:style-name="ro1">
          <table:table-cell office:value-type="float" office:value="0.97744435" calcext:value-type="float">
            <text:p>0.97744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20px-Annoeska.png</text:p>
          </table:table-cell>
          <table:table-cell table:number-columns-repeated="2"/>
        </table:table-row>
        <table:table-row table:style-name="ro1">
          <table:table-cell office:value-type="float" office:value="0.9558003" calcext:value-type="float">
            <text:p>0.9558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Autrice Lorenza Stroppa.png</text:p>
          </table:table-cell>
          <table:table-cell table:number-columns-repeated="2"/>
        </table:table-row>
        <table:table-row table:style-name="ro1">
          <table:table-cell office:value-type="float" office:value="0.0000004509388" calcext:value-type="float">
            <text:p>4.509388E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Famo-Heibby gonzalez.png</text:p>
          </table:table-cell>
          <table:table-cell table:number-columns-repeated="2"/>
        </table:table-row>
        <table:table-row table:style-name="ro1">
          <table:table-cell office:value-type="float" office:value="0.9909853" calcext:value-type="float">
            <text:p>0.9909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Lisa Bonnár</text:p>
          </table:table-cell>
          <table:table-cell office:value-type="string" calcext:value-type="string">
            <text:p><text:s/>Norwegian singer.png</text:p>
          </table:table-cell>
          <table:table-cell/>
        </table:table-row>
        <table:table-row table:style-name="ro1">
          <table:table-cell office:value-type="float" office:value="0.95179605" calcext:value-type="float">
            <text:p>0.95179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Selfie of man in blue shirt in garden 2.png</text:p>
          </table:table-cell>
          <table:table-cell table:number-columns-repeated="2"/>
        </table:table-row>
        <table:table-row table:style-name="ro1">
          <table:table-cell office:value-type="float" office:value="0.059758086" calcext:value-type="float">
            <text:p>0.059758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Heather hart.png</text:p>
          </table:table-cell>
          <table:table-cell table:number-columns-repeated="2"/>
        </table:table-row>
        <table:table-row table:style-name="ro1">
          <table:table-cell office:value-type="float" office:value="0.86836576" calcext:value-type="float">
            <text:p>0.86836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Thebrycepeake.png</text:p>
          </table:table-cell>
          <table:table-cell table:number-columns-repeated="2"/>
        </table:table-row>
        <table:table-row table:style-name="ro1">
          <table:table-cell office:value-type="float" office:value="0.9554393" calcext:value-type="float">
            <text:p>0.9554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Wikidatans_at_work.png</text:p>
          </table:table-cell>
          <table:table-cell table:number-columns-repeated="2"/>
        </table:table-row>
        <table:table-row table:style-name="ro1">
          <table:table-cell office:value-type="float" office:value="3.7342436E-018" calcext:value-type="float">
            <text:p>3.7342436E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Carlos Felipe Martell.png</text:p>
          </table:table-cell>
          <table:table-cell table:number-columns-repeated="2"/>
        </table:table-row>
        <table:table-row table:style-name="ro1">
          <table:table-cell office:value-type="float" office:value="0.9747216" calcext:value-type="float">
            <text:p>0.9747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180px-Abdullah_p2.png</text:p>
          </table:table-cell>
          <table:table-cell table:number-columns-repeated="2"/>
        </table:table-row>
        <table:table-row table:style-name="ro1">
          <table:table-cell office:value-type="float" office:value="0.76419944" calcext:value-type="float">
            <text:p>0.76419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Sattpara lake.png</text:p>
          </table:table-cell>
          <table:table-cell table:number-columns-repeated="2"/>
        </table:table-row>
        <table:table-row table:style-name="ro1">
          <table:table-cell office:value-type="float" office:value="0.00008955098" calcext:value-type="float">
            <text:p>8.955098E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Chris Kuzneski (2015).png</text:p>
          </table:table-cell>
          <table:table-cell table:number-columns-repeated="2"/>
        </table:table-row>
        <table:table-row table:style-name="ro1">
          <table:table-cell office:value-type="float" office:value="1.4211611E-016" calcext:value-type="float">
            <text:p>1.4211611E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Selfie with Wikipedia.png</text:p>
          </table:table-cell>
          <table:table-cell table:number-columns-repeated="2"/>
        </table:table-row>
        <table:table-row table:style-name="ro1">
          <table:table-cell office:value-type="float" office:value="0.9951929" calcext:value-type="float">
            <text:p>0.99519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Ragesoss self-portrait in CC t-shirt.png</text:p>
          </table:table-cell>
          <table:table-cell table:number-columns-repeated="2"/>
        </table:table-row>
        <table:table-row table:style-name="ro1">
          <table:table-cell office:value-type="float" office:value="0.00011729746" calcext:value-type="float">
            <text:p>0.00011729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Luís Capucho.png</text:p>
          </table:table-cell>
          <table:table-cell table:number-columns-repeated="2"/>
        </table:table-row>
        <table:table-row table:style-name="ro1">
          <table:table-cell office:value-type="float" office:value="0.08853841" calcext:value-type="float">
            <text:p>0.08853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Maria Inês Guimarães.png</text:p>
          </table:table-cell>
          <table:table-cell table:number-columns-repeated="2"/>
        </table:table-row>
        <table:table-row table:style-name="ro1">
          <table:table-cell office:value-type="float" office:value="0.93309176" calcext:value-type="float">
            <text:p>0.93309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Gerald Posner.png</text:p>
          </table:table-cell>
          <table:table-cell table:number-columns-repeated="2"/>
        </table:table-row>
        <table:table-row table:style-name="ro1">
          <table:table-cell office:value-type="float" office:value="0.0000069798803" calcext:value-type="float">
            <text:p>6.9798803E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Usuario-Agusrodrigues99.png</text:p>
          </table:table-cell>
          <table:table-cell table:number-columns-repeated="2"/>
        </table:table-row>
        <table:table-row table:style-name="ro1">
          <table:table-cell office:value-type="float" office:value="0.95096" calcext:value-type="float">
            <text:p>0.95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Portrait of Gilles Saussier.png</text:p>
          </table:table-cell>
          <table:table-cell table:number-columns-repeated="2"/>
        </table:table-row>
        <table:table-row table:style-name="ro1">
          <table:table-cell office:value-type="float" office:value="0.00631845" calcext:value-type="float">
            <text:p>0.00631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/thumbnails-40/test/1/Clare Qualmann portrait2.p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3:59:33.418191996</dc:date>
    <meta:editing-duration>PT42S</meta:editing-duration>
    <meta:editing-cycles>1</meta:editing-cycles>
    <meta:generator>LibreOffice/6.0.6.2$Linux_X86_64 LibreOffice_project/00m0$Build-2</meta:generator>
    <meta:document-statistic meta:table-count="1" meta:cell-count="10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261"/>
      <style:graphic-properties svg:stroke-width="0.102cm" svg:stroke-color="#ed1c24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45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ed1c24" fo:font-size="12pt"/>
    </style:style>
    <style:style style:name="T1" style:family="text">
      <style:text-properties fo:color="#ed1c24" fo:font-size="12pt"/>
    </style:style>
  </office:automatic-styles>
  <office:body>
    <office:chart>
      <chart:chart svg:width="22.035cm" svg:height="12.394cm" xlink:href=".." xlink:type="simple" chart:class="chart:bar" chart:style-name="ch1">
        <chart:plot-area chart:style-name="ch2" table:cell-range-address="'test-results'.A1:'test-results'.A333" svg:x="0.35cm" svg:y="2.745cm" svg:width="21.153cm" svg:height="9.188cm">
          <chartooo:coordinate-region svg:x="1.088cm" svg:y="2.947cm" svg:width="20.415cm" svg:height="8.0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test-results'.A1:'test-results'.A333" chart:class="chart:bar">
            <chart:data-point chart:repeated="333"/>
          </chart:series>
          <chart:wall chart:style-name="ch8"/>
          <chart:floor chart:style-name="ch9"/>
        </chart:plot-area>
        <draw:frame draw:style-name="gr1" draw:text-style-name="P2" svg:width="15.939cm" svg:height="1.451cm" svg:x="1.088cm" svg:y="1.495cm">
          <draw:text-box>
            <text:p text:style-name="P1"><text:span text:style-name="T1">Non-selfies</text:span><text:span text:style-name="T1"><text:line-break/></text:span><text:span text:style-name="T1">Items below 0.5 are suc</text:span><text:span text:style-name="T1"/><text:span text:style-name="T1">cessful, above 0.5 are </text:span><text:span text:style-name="T1">false positives</text:span></text:p>
          </draw:text-box>
        </draw:frame>
        <draw:frame draw:style-name="gr1" draw:text-style-name="P2" svg:width="4.455cm" svg:height="1.451cm" svg:x="17.027cm" svg:y="1.489cm">
          <draw:text-box>
            <text:p text:style-name="P1"><text:span text:style-name="T1">Selfies</text:span><text:span text:style-name="T1"><text:line-break/></text:span><text:span text:style-name="T1">Above 0.5 = success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15567E-015">
                <text:p>3.8615567E-015</text:p>
                <draw:g>
                  <svg:desc>'test-results'.A1:'test-results'.A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6383254">
                <text:p>0.00026383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0001958907">
                <text:p>0.00000000000001958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32912E-015">
                <text:p>2.0332912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5557687">
                <text:p>0.0000000005557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0061485046">
                <text:p>0.00000000000061485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4672782">
                <text:p>0.000004672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555135">
                <text:p>0.014555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6504">
                <text:p>0.9796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62971E-022">
                <text:p>9.262971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755458">
                <text:p>0.0016755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0014100029">
                <text:p>0.000000000014100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013999204">
                <text:p>0.00000000000013999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02752615">
                <text:p>0.0000000000002752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84134E-026">
                <text:p>2.984134E-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6079061">
                <text:p>0.0000000006079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765859E-015">
                <text:p>9.765859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014730113">
                <text:p>0.00000000014730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15987427">
                <text:p>0.000000000015987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580994">
                <text:p>0.96580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71036E-017">
                <text:p>2.771036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6413225">
                <text:p>0.0006413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0966E-016">
                <text:p>7.60966E-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87924E-015">
                <text:p>1.3487924E-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33380487">
                <text:p>0.0000000033380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90692E-018">
                <text:p>9.090692E-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339385E-026">
                <text:p>1.10339385E-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5011123">
                <text:p>0.0000015011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2923382">
                <text:p>0.0000000002923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955005E-021">
                <text:p>6.955005E-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00001267669">
                <text:p>0.0000000000001267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1561044">
                <text:p>0.0021561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9493159">
                <text:p>0.000000009493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03143888">
                <text:p>0.00000000003143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06134E-015">
                <text:p>1.1606134E-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1986523">
                <text:p>0.00000001986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209103E-021">
                <text:p>1.3209103E-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09988E-018">
                <text:p>4.109988E-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93633504">
                <text:p>0.000000000093633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25833495">
                <text:p>0.00000000000258334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481216E-022">
                <text:p>6.0481216E-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013453676">
                <text:p>0.000000000013453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32481356">
                <text:p>0.000000032481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194763">
                <text:p>0.00001194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9869">
                <text:p>0.889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00015230936">
                <text:p>0.0000000000015230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35477482">
                <text:p>0.000000000003547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73617876">
                <text:p>0.0000000073617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00038976287">
                <text:p>0.0000000000038976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15354546">
                <text:p>0.00000015354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67464E-018">
                <text:p>5.167464E-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00011056306">
                <text:p>0.0000000000011056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97328E-033">
                <text:p>1.3697328E-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622707E-033">
                <text:p>4.7622707E-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012225955">
                <text:p>0.00000000012225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000028793946">
                <text:p>0.000000000000287939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4816447">
                <text:p>0.00004816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00001748294">
                <text:p>0.0000000000001748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2168193">
                <text:p>0.00022168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582345">
                <text:p>0.000000582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7240202">
                <text:p>0.00027240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233927E-027">
                <text:p>2.1233927E-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2722089">
                <text:p>0.0012722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512793E-027">
                <text:p>9.512793E-0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3053041">
                <text:p>0.00000003053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004371855">
                <text:p>0.00000000004371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4130283">
                <text:p>0.00034130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006321751">
                <text:p>0.00000000006321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290859E-024">
                <text:p>5.290859E-0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86137">
                <text:p>0.9886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000055300377">
                <text:p>0.00000000000055300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0000044248168">
                <text:p>0.0000000000000442481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000032158136">
                <text:p>0.00000000000032158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848022E-026">
                <text:p>1.2848022E-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810736">
                <text:p>0.019810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5134243">
                <text:p>0.00035134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057276">
                <text:p>0.60057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612813E-015">
                <text:p>3.3612813E-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2288532">
                <text:p>0.000000002288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02397308">
                <text:p>0.0000000002397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00004560039">
                <text:p>0.0000000000004560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0008393697">
                <text:p>0.000000000008393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75591E-022">
                <text:p>7.975591E-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379094">
                <text:p>0.0014379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5527986E-015">
                <text:p>5.5527986E-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16220324">
                <text:p>0.00000016220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11799E-019">
                <text:p>2.411799E-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54933606">
                <text:p>0.0054933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07024101">
                <text:p>0.0000000007024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310929E-020">
                <text:p>1.9310929E-0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00000048015726">
                <text:p>0.00000000000004801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1581783">
                <text:p>0.815817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1716043">
                <text:p>0.0000001716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3727087">
                <text:p>0.00000037270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74796E-017">
                <text:p>4.974796E-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39138E-019">
                <text:p>4.639138E-0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16366696">
                <text:p>0.0000016366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351998E-028">
                <text:p>2.9351998E-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08136572">
                <text:p>0.00000000008136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9611254">
                <text:p>0.29611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0000037847174">
                <text:p>0.000000000000037847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24343">
                <text:p>0.9724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00008581667">
                <text:p>0.00000000000008581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521932E-021">
                <text:p>7.521932E-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234405E-017">
                <text:p>8.234405E-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1205579">
                <text:p>0.000012055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137956E-023">
                <text:p>7.1137956E-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13571E-018">
                <text:p>1.313571E-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98131">
                <text:p>0.7798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4397415">
                <text:p>0.0743974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617804">
                <text:p>0.0086178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367002E-017">
                <text:p>9.367002E-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205796">
                <text:p>0.572057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60805974">
                <text:p>0.000000060805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569812E-021">
                <text:p>3.9569812E-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4704592">
                <text:p>0.0000047045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0000017963671">
                <text:p>0.0000000000000179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104795035">
                <text:p>0.0000104795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007052584">
                <text:p>0.00000000007052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2862548E-024">
                <text:p>2.2862548E-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704157E-027">
                <text:p>2.3704157E-0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0016372184">
                <text:p>0.00000000016372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09391E-027">
                <text:p>2.009391E-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0013175101">
                <text:p>0.000000000013175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745177E-015">
                <text:p>1.5745177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4618399">
                <text:p>0.00000004618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63893E-025">
                <text:p>5.363893E-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06704902">
                <text:p>0.000000006704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0526884">
                <text:p>0.0030526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590195">
                <text:p>0.045901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8856724">
                <text:p>0.00388567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081065">
                <text:p>0.97081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080121794">
                <text:p>0.0000000801217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0000030029026">
                <text:p>0.000000000000030029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0018244167">
                <text:p>0.0000000018244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72475">
                <text:p>0.92724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297348E-017">
                <text:p>2.2297348E-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464503E-025">
                <text:p>2.1464503E-0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628781">
                <text:p>0.176287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926929E-018">
                <text:p>1.2926929E-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49417">
                <text:p>0.007494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000029359854">
                <text:p>0.0000000000029359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7391E-017">
                <text:p>9.7391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97093E-018">
                <text:p>2.697093E-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199541">
                <text:p>0.0010199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5950227">
                <text:p>0.015950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949994E-016">
                <text:p>1.4949994E-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46788">
                <text:p>0.62467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0023968154">
                <text:p>0.00000000239681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288152">
                <text:p>0.052881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8382392E-020">
                <text:p>4.8382392E-0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100141">
                <text:p>0.18100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012634336">
                <text:p>0.000000012634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221795E-029">
                <text:p>1.8221795E-0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765587E-025">
                <text:p>7.8765587E-0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76536">
                <text:p>0.27765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0000026607706">
                <text:p>0.000000000000266077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227688">
                <text:p>0.0012276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238903">
                <text:p>0.62389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398999">
                <text:p>0.0000000398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65313434">
                <text:p>0.00000653134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688562E-016">
                <text:p>2.1688562E-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000030788351">
                <text:p>0.00000000000307883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419868E-017">
                <text:p>1.1419868E-0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015343E-034">
                <text:p>1.2015343E-0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9546643">
                <text:p>0.0000009546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00070307184">
                <text:p>0.0000000000703071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310221E-019">
                <text:p>1.5310221E-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08586801">
                <text:p>0.000000085868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517825">
                <text:p>0.0003517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000000056364598">
                <text:p>0.0000000000000563645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8638896E-025">
                <text:p>7.8638896E-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574193E-017">
                <text:p>2.4574193E-0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4472084">
                <text:p>0.024472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15618829">
                <text:p>0.0000000156188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46883E-016">
                <text:p>4.546883E-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13168506">
                <text:p>0.000000131685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0406287">
                <text:p>0.0000000406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1388702">
                <text:p>0.00011388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008661476">
                <text:p>0.0000000086614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10351749">
                <text:p>0.0000010351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128066E-016">
                <text:p>1.0128066E-0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0016260477">
                <text:p>0.0000000162604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00000012864985">
                <text:p>0.00000000000128649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466871">
                <text:p>0.0000004668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8841276E-018">
                <text:p>9.8841276E-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031814116">
                <text:p>0.0000000031814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10058486">
                <text:p>0.0000100584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000141547295">
                <text:p>0.00000000001415472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00010943233">
                <text:p>0.000000000109432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4534413">
                <text:p>0.34534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9820782">
                <text:p>0.00019820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0079638435">
                <text:p>0.000000000796384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024874">
                <text:p>0.220248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12957919">
                <text:p>0.000000129579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00090168534">
                <text:p>0.000000000901685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051166E-016">
                <text:p>1.0051166E-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00000022205465">
                <text:p>0.000000000000222054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453747E-034">
                <text:p>3.1453747E-0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000014506493">
                <text:p>0.0000000000145064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8228707">
                <text:p>0.00182287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6965743">
                <text:p>0.00000069657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04864121">
                <text:p>0.000000048641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494926E-020">
                <text:p>7.494926E-0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8317591E-021">
                <text:p>2.8317591E-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1595731">
                <text:p>0.00000015957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837012">
                <text:p>0.00000026837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001413505">
                <text:p>0.0000000014135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613407E-023">
                <text:p>5.0613407E-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3320765">
                <text:p>0.00133207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295802E-024">
                <text:p>1.0295802E-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000000017232579">
                <text:p>0.000000000000017232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3617407E-028">
                <text:p>2.3617407E-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032231906">
                <text:p>0.0000000322319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2994239">
                <text:p>0.129942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005808214">
                <text:p>0.000000058082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566205E-015">
                <text:p>3.6566205E-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00004788906">
                <text:p>0.00000000047889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0000005657166">
                <text:p>0.0000000000056571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8333208">
                <text:p>0.283332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6464504E-018">
                <text:p>2.6464504E-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00000029815495">
                <text:p>0.0000000000029815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00000071340807">
                <text:p>0.00000000000713408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749444E-015">
                <text:p>5.7749444E-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98411E-030">
                <text:p>1.998411E-0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30405981">
                <text:p>0.0000304059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000000017500224">
                <text:p>0.00000000000017500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589525">
                <text:p>0.955895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9571024">
                <text:p>0.00095710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0000000076394505">
                <text:p>0.000000000000076394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0000000033009382">
                <text:p>0.0000000000000330093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78142">
                <text:p>0.96781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419695E-028">
                <text:p>1.6419695E-0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592773E-029">
                <text:p>2.2592773E-0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000000028841217">
                <text:p>0.000000000000288412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51484326">
                <text:p>0.00000514843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881882">
                <text:p>0.88818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0016133814">
                <text:p>0.0000000161338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11229421">
                <text:p>0.00000112294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08703816">
                <text:p>0.00000087038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1476965">
                <text:p>0.0414769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0000000018277558">
                <text:p>0.0000000000000182775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000000044230301">
                <text:p>0.000000000000442303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00039772994">
                <text:p>0.0000000039772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628296E-019">
                <text:p>6.628296E-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74426E-018">
                <text:p>9.74426E-0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0000004604633">
                <text:p>0.0000000000046046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0000040250688">
                <text:p>0.000000000040250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166143">
                <text:p>0.5166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00000107055614">
                <text:p>0.00000000001070556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30134659">
                <text:p>0.00000301346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1743714">
                <text:p>0.117437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00006707201">
                <text:p>0.0000000006707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02625717">
                <text:p>0.00000026257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8235106">
                <text:p>0.98235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00000031073893">
                <text:p>0.00000000000310738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2556642E-018">
                <text:p>2.2556642E-0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3846976">
                <text:p>0.00138469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364572E-018">
                <text:p>1.3364572E-0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829">
                <text:p>0.97918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716127">
                <text:p>0.997161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0000064991776">
                <text:p>0.0000000000649917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553885">
                <text:p>0.975538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2977062">
                <text:p>0.022977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079996">
                <text:p>0.70799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7250926">
                <text:p>0.47250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000067829764">
                <text:p>0.000000000678297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512496">
                <text:p>0.95124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8767704">
                <text:p>0.987677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038664">
                <text:p>0.3038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50654585">
                <text:p>0.0000050654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17468">
                <text:p>0.99174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617606">
                <text:p>0.096176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0009935737">
                <text:p>0.0000000099357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882682">
                <text:p>0.98826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725827">
                <text:p>0.977258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92542">
                <text:p>0.85925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603294">
                <text:p>0.86032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481577">
                <text:p>0.994815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6832187">
                <text:p>0.368321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9736348">
                <text:p>0.0097363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6912575">
                <text:p>0.969125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9728413">
                <text:p>0.000009728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800805">
                <text:p>0.9800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92583">
                <text:p>0.78925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629394">
                <text:p>0.96293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8945375">
                <text:p>0.008945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895313">
                <text:p>0.98953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5545">
                <text:p>0.99555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6083823">
                <text:p>0.360838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695543">
                <text:p>0.96955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34575583">
                <text:p>0.00034575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8818237">
                <text:p>0.988182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694535">
                <text:p>0.436945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015894281">
                <text:p>0.000000158942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869867">
                <text:p>0.98698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505811">
                <text:p>0.95058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118025">
                <text:p>0.81180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486405">
                <text:p>0.94864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023156">
                <text:p>0.90231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537166">
                <text:p>0.975371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6892214">
                <text:p>0.968922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572232">
                <text:p>0.95722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3065947">
                <text:p>0.000830659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6617067">
                <text:p>0.966170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730803">
                <text:p>0.977308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522597">
                <text:p>0.85225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841396">
                <text:p>0.008413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000000043755546">
                <text:p>0.000000000000437555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241918">
                <text:p>0.52419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0457745">
                <text:p>0.0204577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5604033">
                <text:p>0.2560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744435">
                <text:p>0.977444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558003">
                <text:p>0.95580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04509388">
                <text:p>0.00000045093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09853">
                <text:p>0.99098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179605">
                <text:p>0.951796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9758086">
                <text:p>0.0597580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6836576">
                <text:p>0.868365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54393">
                <text:p>0.95543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7342436E-018">
                <text:p>3.7342436E-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47216">
                <text:p>0.97472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6419944">
                <text:p>0.764199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8955098">
                <text:p>0.000089550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211611E-016">
                <text:p>1.4211611E-0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1929">
                <text:p>0.99519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1729746">
                <text:p>0.000117297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853841">
                <text:p>0.088538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3309176">
                <text:p>0.933091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69798803">
                <text:p>0.00000697988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5096">
                <text:p>0.950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631845">
                <text:p>0.00631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